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5.02pt" svg:height="312.32pt" svg:x="866.27pt" svg:y="8.33pt">
            <draw:object draw:notify-on-update-of-ranges="Sheet1.A4:Sheet1.A4 Sheet1.E4:Sheet1.E14 Sheet1.B4:Sheet1.B14 Sheet1.A16:Sheet1.A16 Sheet1.E16:Sheet1.E26 Sheet1.B16:Sheet1.B26 Sheet1.A28:Sheet1.A28 Sheet1.E28:Sheet1.E38 Sheet1.B28:Sheet1.B38 Sheet1.A40:Sheet1.A40 Sheet1.E40:Sheet1.E50 Sheet1.B40:Sheet1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55.02pt" svg:height="312.32pt" svg:x="872.73pt" svg:y="357.76pt">
            <draw:object draw:notify-on-update-of-ranges="Sheet1.B4:Sheet1.B14 Sheet1.A4:Sheet1.A4 Sheet1.F4:Sheet1.F14 Sheet1.B16:Sheet1.B26 Sheet1.A16:Sheet1.A16 Sheet1.F16:Sheet1.F26 Sheet1.B28:Sheet1.B38 Sheet1.A28:Sheet1.A28 Sheet1.F28:Sheet1.F38 Sheet1.B40:Sheet1.B50 Sheet1.A40:Sheet1.A40 Sheet1.F40:Sheet1.F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Estimate (MW)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Error (MW)</text:p>
          </table:table-cell>
          <table:covered-table-cell table:style-name="ce5"/>
          <table:table-cell/>
          <table:table-cell table:style-name="Default" office:value-type="string" calcext:value-type="string">
            <text:p>Total Err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5" office:value-type="string" calcext:value-type="string">
            <text:p>Pconv</text:p>
          </table:table-cell>
          <table:table-cell table:style-name="ce5" office:value-type="string" calcext:value-type="string">
            <text:p>Pinv</text:p>
          </table:table-cell>
          <table:table-cell table:style-name="ce5" office:value-type="string" calcext:value-type="string">
            <text:p>Conv</text:p>
          </table:table-cell>
          <table:table-cell table:style-name="ce5" office:value-type="string" calcext:value-type="string">
            <text:p>Inv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1">
            <text:p>PTDF = 10%, poll_freq = 120s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0.2646" calcext:value-type="float">
            <text:p>20</text:p>
          </table:table-cell>
          <table:table-cell table:style-name="ce6" office:value-type="float" office:value="43.7537" calcext:value-type="float">
            <text:p>44</text:p>
          </table:table-cell>
          <table:table-cell table:style-name="ce6" office:value-type="float" office:value="20.2646" calcext:value-type="float">
            <text:p>20</text:p>
          </table:table-cell>
          <table:table-cell table:style-name="ce6" office:value-type="float" office:value="43.7537" calcext:value-type="float">
            <text:p>44</text:p>
          </table:table-cell>
          <table:table-cell/>
          <table:table-cell table:formula="of:=SUM([.E4]+[.F4])" office:value-type="float" office:value="64.0183" calcext:value-type="float">
            <text:p>64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315.377" calcext:value-type="float">
            <text:p>315</text:p>
          </table:table-cell>
          <table:table-cell table:style-name="ce6" office:value-type="float" office:value="255.505" calcext:value-type="float">
            <text:p>256</text:p>
          </table:table-cell>
          <table:table-cell table:style-name="ce6" office:value-type="float" office:value="1.72739" calcext:value-type="float">
            <text:p>2</text:p>
          </table:table-cell>
          <table:table-cell table:style-name="ce6" office:value-type="float" office:value="54.495" calcext:value-type="float">
            <text:p>54</text:p>
          </table:table-cell>
          <table:table-cell/>
          <table:table-cell table:formula="of:=SUM([.E5]+[.F5])" office:value-type="float" office:value="56.22239" calcext:value-type="float">
            <text:p>56</text:p>
          </table:table-cell>
          <table:table-cell/>
          <table:table-cell office:value-type="float" office:value="60.8964" calcext:value-type="float">
            <text:p>60.8964</text:p>
          </table:table-cell>
          <table:table-cell office:value-type="float" office:value="4.81705" calcext:value-type="float">
            <text:p>4.81705</text:p>
          </table:table-cell>
          <table:table-cell office:value-type="float" office:value="22.0864" calcext:value-type="float">
            <text:p>22.0864</text:p>
          </table:table-cell>
          <table:table-cell office:value-type="float" office:value="33.933" calcext:value-type="float">
            <text:p>33.933</text:p>
          </table:table-cell>
        </table:table-row>
        <table:table-row table:style-name="ro1">
          <table:covered-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27.169" calcext:value-type="float">
            <text:p>627</text:p>
          </table:table-cell>
          <table:table-cell table:style-name="ce6" office:value-type="float" office:value="560.187" calcext:value-type="float">
            <text:p>560</text:p>
          </table:table-cell>
          <table:table-cell table:style-name="ce6" office:value-type="float" office:value="7.44087" calcext:value-type="float">
            <text:p>7</text:p>
          </table:table-cell>
          <table:table-cell table:style-name="ce6" office:value-type="float" office:value="59.8132" calcext:value-type="float">
            <text:p>60</text:p>
          </table:table-cell>
          <table:table-cell/>
          <table:table-cell table:formula="of:=SUM([.E6]+[.F6])" office:value-type="float" office:value="67.25407" calcext:value-type="float">
            <text:p>67</text:p>
          </table:table-cell>
          <table:table-cell/>
          <table:table-cell office:value-type="float" office:value="94.9341" calcext:value-type="float">
            <text:p>94.9341</text:p>
          </table:table-cell>
          <table:table-cell office:value-type="float" office:value="34.137" calcext:value-type="float">
            <text:p>34.137</text:p>
          </table:table-cell>
          <table:table-cell office:value-type="float" office:value="17.2041" calcext:value-type="float">
            <text:p>17.2041</text:p>
          </table:table-cell>
          <table:table-cell office:value-type="float" office:value="43.363" calcext:value-type="float">
            <text:p>43.363</text:p>
          </table:table-cell>
        </table:table-row>
        <table:table-row table:style-name="ro1">
          <table:covered-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947.693" calcext:value-type="float">
            <text:p>948</text:p>
          </table:table-cell>
          <table:table-cell table:style-name="ce6" office:value-type="float" office:value="867.038" calcext:value-type="float">
            <text:p>867</text:p>
          </table:table-cell>
          <table:table-cell table:style-name="ce6" office:value-type="float" office:value="15.177" calcext:value-type="float">
            <text:p>15</text:p>
          </table:table-cell>
          <table:table-cell table:style-name="ce6" office:value-type="float" office:value="62.962" calcext:value-type="float">
            <text:p>63</text:p>
          </table:table-cell>
          <table:table-cell/>
          <table:table-cell table:formula="of:=SUM([.E7]+[.F7])" office:value-type="float" office:value="78.139" calcext:value-type="float">
            <text:p>78</text:p>
          </table:table-cell>
          <table:table-cell/>
          <table:table-cell office:value-type="float" office:value="134.371" calcext:value-type="float">
            <text:p>134.371</text:p>
          </table:table-cell>
          <table:table-cell office:value-type="float" office:value="75.8669" calcext:value-type="float">
            <text:p>75.8669</text:p>
          </table:table-cell>
          <table:table-cell office:value-type="float" office:value="17.6108" calcext:value-type="float">
            <text:p>17.6108</text:p>
          </table:table-cell>
          <table:table-cell office:value-type="float" office:value="40.3831" calcext:value-type="float">
            <text:p>40.3831</text:p>
          </table:table-cell>
        </table:table-row>
        <table:table-row table:style-name="ro1">
          <table:covered-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1275.65" calcext:value-type="float">
            <text:p>1,276</text:p>
          </table:table-cell>
          <table:table-cell table:style-name="ce6" office:value-type="float" office:value="1174.59" calcext:value-type="float">
            <text:p>1,175</text:p>
          </table:table-cell>
          <table:table-cell table:style-name="ce6" office:value-type="float" office:value="22.7814" calcext:value-type="float">
            <text:p>23</text:p>
          </table:table-cell>
          <table:table-cell table:style-name="ce6" office:value-type="float" office:value="65.4059" calcext:value-type="float">
            <text:p>65</text:p>
          </table:table-cell>
          <table:table-cell/>
          <table:table-cell table:formula="of:=SUM([.E8]+[.F8])" office:value-type="float" office:value="88.1873" calcext:value-type="float">
            <text:p>88</text:p>
          </table:table-cell>
          <table:table-cell/>
          <table:table-cell office:value-type="float" office:value="163.617" calcext:value-type="float">
            <text:p>163.617</text:p>
          </table:table-cell>
          <table:table-cell office:value-type="float" office:value="117.165" calcext:value-type="float">
            <text:p>117.165</text:p>
          </table:table-cell>
          <table:table-cell office:value-type="float" office:value="7.70706" calcext:value-type="float">
            <text:p>7.70706</text:p>
          </table:table-cell>
          <table:table-cell office:value-type="float" office:value="37.8351" calcext:value-type="float">
            <text:p>37.8351</text:p>
          </table:table-cell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6" office:value-type="float" office:value="1602.73" calcext:value-type="float">
            <text:p>1,603</text:p>
          </table:table-cell>
          <table:table-cell table:style-name="ce6" office:value-type="float" office:value="1483.65" calcext:value-type="float">
            <text:p>1,484</text:p>
          </table:table-cell>
          <table:table-cell table:style-name="ce6" office:value-type="float" office:value="38.5746" calcext:value-type="float">
            <text:p>39</text:p>
          </table:table-cell>
          <table:table-cell table:style-name="ce6" office:value-type="float" office:value="66.3512" calcext:value-type="float">
            <text:p>66</text:p>
          </table:table-cell>
          <table:table-cell/>
          <table:table-cell table:formula="of:=SUM([.E9]+[.F9])" office:value-type="float" office:value="104.9258" calcext:value-type="float">
            <text:p>105</text:p>
          </table:table-cell>
          <table:table-cell/>
          <table:table-cell office:value-type="float" office:value="210.165" calcext:value-type="float">
            <text:p>210.165</text:p>
          </table:table-cell>
          <table:table-cell office:value-type="float" office:value="157.77" calcext:value-type="float">
            <text:p>157.77</text:p>
          </table:table-cell>
          <table:table-cell office:value-type="float" office:value="14.9846" calcext:value-type="float">
            <text:p>14.9846</text:p>
          </table:table-cell>
          <table:table-cell office:value-type="float" office:value="35.9799" calcext:value-type="float">
            <text:p>35.9799</text:p>
          </table:table-cell>
        </table:table-row>
        <table:table-row table:style-name="ro1">
          <table:covered-table-cell/>
          <table:table-cell table:style-name="ce3" office:value-type="float" office:value="12" calcext:value-type="float">
            <text:p>12</text:p>
          </table:table-cell>
          <table:table-cell table:style-name="ce6" office:value-type="float" office:value="1945.04" calcext:value-type="float">
            <text:p>1,945</text:p>
          </table:table-cell>
          <table:table-cell table:style-name="ce6" office:value-type="float" office:value="1792.88" calcext:value-type="float">
            <text:p>1,793</text:p>
          </table:table-cell>
          <table:table-cell table:style-name="ce6" office:value-type="float" office:value="46.4192" calcext:value-type="float">
            <text:p>46</text:p>
          </table:table-cell>
          <table:table-cell table:style-name="ce6" office:value-type="float" office:value="67.1204" calcext:value-type="float">
            <text:p>67</text:p>
          </table:table-cell>
          <table:table-cell/>
          <table:table-cell table:formula="of:=SUM([.E10]+[.F10])" office:value-type="float" office:value="113.5396" calcext:value-type="float">
            <text:p>114</text:p>
          </table:table-cell>
          <table:table-cell/>
          <table:table-cell office:value-type="float" office:value="245.963" calcext:value-type="float">
            <text:p>245.963</text:p>
          </table:table-cell>
          <table:table-cell office:value-type="float" office:value="196.582" calcext:value-type="float">
            <text:p>196.582</text:p>
          </table:table-cell>
          <table:table-cell office:value-type="float" office:value="11.4128" calcext:value-type="float">
            <text:p>11.4128</text:p>
          </table:table-cell>
          <table:table-cell office:value-type="float" office:value="35.9176" calcext:value-type="float">
            <text:p>35.9176</text:p>
          </table:table-cell>
        </table:table-row>
        <table:table-row table:style-name="ro1">
          <table:covered-table-cell/>
          <table:table-cell table:style-name="ce3" office:value-type="float" office:value="14" calcext:value-type="float">
            <text:p>14</text:p>
          </table:table-cell>
          <table:table-cell table:style-name="ce6" office:value-type="float" office:value="2295.23" calcext:value-type="float">
            <text:p>2,295</text:p>
          </table:table-cell>
          <table:table-cell table:style-name="ce6" office:value-type="float" office:value="2101.85" calcext:value-type="float">
            <text:p>2,102</text:p>
          </table:table-cell>
          <table:table-cell table:style-name="ce6" office:value-type="float" office:value="53.7122" calcext:value-type="float">
            <text:p>54</text:p>
          </table:table-cell>
          <table:table-cell table:style-name="ce6" office:value-type="float" office:value="68.1518" calcext:value-type="float">
            <text:p>68</text:p>
          </table:table-cell>
          <table:table-cell/>
          <table:table-cell table:formula="of:=SUM([.E11]+[.F11])" office:value-type="float" office:value="121.864" calcext:value-type="float">
            <text:p>122</text:p>
          </table:table-cell>
          <table:table-cell/>
          <table:table-cell office:value-type="float" office:value="285.928" calcext:value-type="float">
            <text:p>285.928</text:p>
          </table:table-cell>
          <table:table-cell office:value-type="float" office:value="237.784" calcext:value-type="float">
            <text:p>237.784</text:p>
          </table:table-cell>
          <table:table-cell office:value-type="float" office:value="11.8785" calcext:value-type="float">
            <text:p>11.8785</text:p>
          </table:table-cell>
          <table:table-cell office:value-type="float" office:value="33.4656" calcext:value-type="float">
            <text:p>33.4656</text:p>
          </table:table-cell>
        </table:table-row>
        <table:table-row table:style-name="ro1">
          <table:covered-table-cell/>
          <table:table-cell table:style-name="ce3" office:value-type="float" office:value="16" calcext:value-type="float">
            <text:p>16</text:p>
          </table:table-cell>
          <table:table-cell table:style-name="ce6" office:value-type="float" office:value="2647.92" calcext:value-type="float">
            <text:p>2,648</text:p>
          </table:table-cell>
          <table:table-cell table:style-name="ce6" office:value-type="float" office:value="2410.39" calcext:value-type="float">
            <text:p>2,410</text:p>
          </table:table-cell>
          <table:table-cell table:style-name="ce6" office:value-type="float" office:value="65.7992" calcext:value-type="float">
            <text:p>66</text:p>
          </table:table-cell>
          <table:table-cell table:style-name="ce6" office:value-type="float" office:value="69.6082" calcext:value-type="float">
            <text:p>70</text:p>
          </table:table-cell>
          <table:table-cell/>
          <table:table-cell table:formula="of:=SUM([.E12]+[.F12])" office:value-type="float" office:value="135.4074" calcext:value-type="float">
            <text:p>135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float" office:value="18" calcext:value-type="float">
            <text:p>18</text:p>
          </table:table-cell>
          <table:table-cell table:style-name="ce6" office:value-type="float" office:value="3012.46" calcext:value-type="float">
            <text:p>3,012</text:p>
          </table:table-cell>
          <table:table-cell table:style-name="ce6" office:value-type="float" office:value="2719.3" calcext:value-type="float">
            <text:p>2,719</text:p>
          </table:table-cell>
          <table:table-cell table:style-name="ce6" office:value-type="float" office:value="73.3427" calcext:value-type="float">
            <text:p>73</text:p>
          </table:table-cell>
          <table:table-cell table:style-name="ce6" office:value-type="float" office:value="70.6954" calcext:value-type="float">
            <text:p>71</text:p>
          </table:table-cell>
          <table:table-cell/>
          <table:table-cell table:formula="of:=SUM([.E13]+[.F13])" office:value-type="float" office:value="144.0381" calcext:value-type="float">
            <text:p>144</text:p>
          </table:table-cell>
          <table:table-cell/>
          <table:table-cell office:value-type="float" office:value="362.813" calcext:value-type="float">
            <text:p>362.813</text:p>
          </table:table-cell>
          <table:table-cell office:value-type="float" office:value="318.143" calcext:value-type="float">
            <text:p>318.143</text:p>
          </table:table-cell>
          <table:table-cell office:value-type="float" office:value="9.44279" calcext:value-type="float">
            <text:p>9.44279</text:p>
          </table:table-cell>
          <table:table-cell office:value-type="float" office:value="30.607" calcext:value-type="float">
            <text:p>30.607</text:p>
          </table:table-cell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6" office:value-type="float" office:value="3383.84" calcext:value-type="float">
            <text:p>3,384</text:p>
          </table:table-cell>
          <table:table-cell table:style-name="ce6" office:value-type="float" office:value="3027.57" calcext:value-type="float">
            <text:p>3,028</text:p>
          </table:table-cell>
          <table:table-cell table:style-name="ce6" office:value-type="float" office:value="81.341" calcext:value-type="float">
            <text:p>81</text:p>
          </table:table-cell>
          <table:table-cell table:style-name="ce6" office:value-type="float" office:value="72.43" calcext:value-type="float">
            <text:p>72</text:p>
          </table:table-cell>
          <table:table-cell/>
          <table:table-cell table:formula="of:=SUM([.E14]+[.F14])" office:value-type="float" office:value="153.771" calcext:value-type="float">
            <text:p>154</text:p>
          </table:table-cell>
          <table:table-cell/>
          <table:table-cell office:value-type="float" office:value="399.75" calcext:value-type="float">
            <text:p>399.75</text:p>
          </table:table-cell>
          <table:table-cell office:value-type="float" office:value="356.902" calcext:value-type="float">
            <text:p>356.902</text:p>
          </table:table-cell>
          <table:table-cell office:value-type="float" office:value="6.54008" calcext:value-type="float">
            <text:p>6.54008</text:p>
          </table:table-cell>
          <table:table-cell office:value-type="float" office:value="30.5985" calcext:value-type="float">
            <text:p>30.5985</text:p>
          </table:table-cell>
        </table:table-row>
        <table:table-row table:style-name="ro1">
          <table:table-cell table:number-columns-repeated="9"/>
          <table:table-cell office:value-type="float" office:value="439.717" calcext:value-type="float">
            <text:p>439.717</text:p>
          </table:table-cell>
          <table:table-cell office:value-type="float" office:value="396.826" calcext:value-type="float">
            <text:p>396.826</text:p>
          </table:table-cell>
          <table:table-cell office:value-type="float" office:value="6.56741" calcext:value-type="float">
            <text:p>6.56741</text:p>
          </table:table-cell>
          <table:table-cell office:value-type="float" office:value="29.4238" calcext:value-type="float">
            <text:p>29.423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PTDF = 10%, poll_freq = 60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0.2646" calcext:value-type="float">
            <text:p>20</text:p>
          </table:table-cell>
          <table:table-cell table:style-name="ce7" office:value-type="float" office:value="43.7537" calcext:value-type="float">
            <text:p>44</text:p>
          </table:table-cell>
          <table:table-cell table:style-name="ce7" office:value-type="float" office:value="20.2646" calcext:value-type="float">
            <text:p>20</text:p>
          </table:table-cell>
          <table:table-cell table:style-name="ce7" office:value-type="float" office:value="43.7537" calcext:value-type="float">
            <text:p>44</text:p>
          </table:table-cell>
          <table:table-cell/>
          <table:table-cell table:formula="of:=SUM([.E16]+[.F16])" office:value-type="float" office:value="64.0183" calcext:value-type="float">
            <text:p>64</text:p>
          </table:table-cell>
          <table:table-cell/>
          <table:table-cell office:value-type="float" office:value="470.896" calcext:value-type="float">
            <text:p>470.896</text:p>
          </table:table-cell>
          <table:table-cell office:value-type="float" office:value="436.89" calcext:value-type="float">
            <text:p>436.89</text:p>
          </table:table-cell>
          <table:table-cell office:value-type="float" office:value="2.32363" calcext:value-type="float">
            <text:p>2.32363</text:p>
          </table:table-cell>
          <table:table-cell office:value-type="float" office:value="28.1104" calcext:value-type="float">
            <text:p>28.1104</text:p>
          </table:table-cell>
        </table:table-row>
        <table:table-row table:style-name="ro1">
          <table:covered-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317.172" calcext:value-type="float">
            <text:p>317</text:p>
          </table:table-cell>
          <table:table-cell table:style-name="ce7" office:value-type="float" office:value="260.816" calcext:value-type="float">
            <text:p>261</text:p>
          </table:table-cell>
          <table:table-cell table:style-name="ce7" office:value-type="float" office:value="3.52183" calcext:value-type="float">
            <text:p>4</text:p>
          </table:table-cell>
          <table:table-cell table:style-name="ce7" office:value-type="float" office:value="49.1842" calcext:value-type="float">
            <text:p>49</text:p>
          </table:table-cell>
          <table:table-cell/>
          <table:table-cell table:formula="of:=SUM([.E17]+[.F17])" office:value-type="float" office:value="52.70603" calcext:value-type="float">
            <text:p>53</text:p>
          </table:table-cell>
          <table:table-cell/>
          <table:table-cell office:value-type="float" office:value="517.778" calcext:value-type="float">
            <text:p>517.778</text:p>
          </table:table-cell>
          <table:table-cell office:value-type="float" office:value="476.093" calcext:value-type="float">
            <text:p>476.093</text:p>
          </table:table-cell>
          <table:table-cell office:value-type="float" office:value="4.3881" calcext:value-type="float">
            <text:p>4.3881</text:p>
          </table:table-cell>
          <table:table-cell office:value-type="float" office:value="27.6571" calcext:value-type="float">
            <text:p>27.6571</text:p>
          </table:table-cell>
        </table:table-row>
        <table:table-row table:style-name="ro1">
          <table:covered-table-cell/>
          <table:table-cell table:style-name="ce3" office:value-type="float" office:value="4" calcext:value-type="float">
            <text:p>4</text:p>
          </table:table-cell>
          <table:table-cell table:style-name="ce7" office:value-type="float" office:value="630.636" calcext:value-type="float">
            <text:p>631</text:p>
          </table:table-cell>
          <table:table-cell table:style-name="ce7" office:value-type="float" office:value="570.866" calcext:value-type="float">
            <text:p>571</text:p>
          </table:table-cell>
          <table:table-cell table:style-name="ce7" office:value-type="float" office:value="3.97401" calcext:value-type="float">
            <text:p>4</text:p>
          </table:table-cell>
          <table:table-cell table:style-name="ce7" office:value-type="float" office:value="49.1343" calcext:value-type="float">
            <text:p>49</text:p>
          </table:table-cell>
          <table:table-cell/>
          <table:table-cell table:formula="of:=SUM([.E18]+[.F18])" office:value-type="float" office:value="53.10831" calcext:value-type="float">
            <text:p>53</text:p>
          </table:table-cell>
          <table:table-cell/>
          <table:table-cell office:value-type="float" office:value="555.772" calcext:value-type="float">
            <text:p>555.772</text:p>
          </table:table-cell>
          <table:table-cell office:value-type="float" office:value="514.475" calcext:value-type="float">
            <text:p>514.475</text:p>
          </table:table-cell>
          <table:table-cell office:value-type="float" office:value="2.09217" calcext:value-type="float">
            <text:p>2.09217</text:p>
          </table:table-cell>
          <table:table-cell office:value-type="float" office:value="28.0248" calcext:value-type="float">
            <text:p>28.0248</text:p>
          </table:table-cell>
        </table:table-row>
        <table:table-row table:style-name="ro1">
          <table:covered-table-cell/>
          <table:table-cell table:style-name="ce3" office:value-type="float" office:value="6" calcext:value-type="float">
            <text:p>6</text:p>
          </table:table-cell>
          <table:table-cell table:style-name="ce7" office:value-type="float" office:value="952.369" calcext:value-type="float">
            <text:p>952</text:p>
          </table:table-cell>
          <table:table-cell table:style-name="ce7" office:value-type="float" office:value="881.17" calcext:value-type="float">
            <text:p>881</text:p>
          </table:table-cell>
          <table:table-cell table:style-name="ce7" office:value-type="float" office:value="10.501" calcext:value-type="float">
            <text:p>11</text:p>
          </table:table-cell>
          <table:table-cell table:style-name="ce7" office:value-type="float" office:value="48.8296" calcext:value-type="float">
            <text:p>49</text:p>
          </table:table-cell>
          <table:table-cell/>
          <table:table-cell table:formula="of:=SUM([.E19]+[.F19])" office:value-type="float" office:value="59.3306" calcext:value-type="float">
            <text:p>59</text:p>
          </table:table-cell>
          <table:table-cell/>
          <table:table-cell office:value-type="float" office:value="595.836" calcext:value-type="float">
            <text:p>595.836</text:p>
          </table:table-cell>
          <table:table-cell office:value-type="float" office:value="554.006" calcext:value-type="float">
            <text:p>554.006</text:p>
          </table:table-cell>
          <table:table-cell office:value-type="float" office:value="1.74553" calcext:value-type="float">
            <text:p>1.74553</text:p>
          </table:table-cell>
          <table:table-cell office:value-type="float" office:value="27.2438" calcext:value-type="float">
            <text:p>27.2438</text:p>
          </table:table-cell>
        </table:table-row>
        <table:table-row table:style-name="ro1">
          <table:covered-table-cell/>
          <table:table-cell table:style-name="ce3" office:value-type="float" office:value="8" calcext:value-type="float">
            <text:p>8</text:p>
          </table:table-cell>
          <table:table-cell table:style-name="ce7" office:value-type="float" office:value="1281.64" calcext:value-type="float">
            <text:p>1282</text:p>
          </table:table-cell>
          <table:table-cell table:style-name="ce7" office:value-type="float" office:value="1190.71" calcext:value-type="float">
            <text:p>1191</text:p>
          </table:table-cell>
          <table:table-cell table:style-name="ce7" office:value-type="float" office:value="16.7891" calcext:value-type="float">
            <text:p>17</text:p>
          </table:table-cell>
          <table:table-cell table:style-name="ce7" office:value-type="float" office:value="49.291" calcext:value-type="float">
            <text:p>49</text:p>
          </table:table-cell>
          <table:table-cell/>
          <table:table-cell table:formula="of:=SUM([.E20]+[.F20])" office:value-type="float" office:value="66.0801" calcext:value-type="float">
            <text:p>66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1610.16" calcext:value-type="float">
            <text:p>1610</text:p>
          </table:table-cell>
          <table:table-cell table:style-name="ce7" office:value-type="float" office:value="1502.2" calcext:value-type="float">
            <text:p>1502</text:p>
          </table:table-cell>
          <table:table-cell table:style-name="ce7" office:value-type="float" office:value="31.1411" calcext:value-type="float">
            <text:p>31</text:p>
          </table:table-cell>
          <table:table-cell table:style-name="ce7" office:value-type="float" office:value="47.7953" calcext:value-type="float">
            <text:p>48</text:p>
          </table:table-cell>
          <table:table-cell/>
          <table:table-cell table:formula="of:=SUM([.E21]+[.F21])" office:value-type="float" office:value="78.9364" calcext:value-type="float">
            <text:p>79</text:p>
          </table:table-cell>
          <table:table-cell/>
          <table:table-cell office:value-type="float" office:value="675.165" calcext:value-type="float">
            <text:p>675.165</text:p>
          </table:table-cell>
          <table:table-cell office:value-type="float" office:value="632.609" calcext:value-type="float">
            <text:p>632.609</text:p>
          </table:table-cell>
          <table:table-cell office:value-type="float" office:value="0.074607" calcext:value-type="float">
            <text:p>0.074607</text:p>
          </table:table-cell>
          <table:table-cell office:value-type="float" office:value="26.1405" calcext:value-type="float">
            <text:p>26.1405</text:p>
          </table:table-cell>
        </table:table-row>
        <table:table-row table:style-name="ro1">
          <table:covered-table-cell/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53.19" calcext:value-type="float">
            <text:p>1953</text:p>
          </table:table-cell>
          <table:table-cell table:style-name="ce7" office:value-type="float" office:value="1812.86" calcext:value-type="float">
            <text:p>1813</text:p>
          </table:table-cell>
          <table:table-cell table:style-name="ce7" office:value-type="float" office:value="38.2695" calcext:value-type="float">
            <text:p>38</text:p>
          </table:table-cell>
          <table:table-cell table:style-name="ce7" office:value-type="float" office:value="47.1416" calcext:value-type="float">
            <text:p>47</text:p>
          </table:table-cell>
          <table:table-cell/>
          <table:table-cell table:formula="of:=SUM([.E22]+[.F22])" office:value-type="float" office:value="85.4111" calcext:value-type="float">
            <text:p>85</text:p>
          </table:table-cell>
          <table:table-cell/>
          <table:table-cell office:value-type="float" office:value="714.081" calcext:value-type="float">
            <text:p>714.081</text:p>
          </table:table-cell>
          <table:table-cell office:value-type="float" office:value="670.852" calcext:value-type="float">
            <text:p>670.852</text:p>
          </table:table-cell>
          <table:table-cell office:value-type="float" office:value="1.90862" calcext:value-type="float">
            <text:p>1.90862</text:p>
          </table:table-cell>
          <table:table-cell office:value-type="float" office:value="26.648" calcext:value-type="float">
            <text:p>26.648</text:p>
          </table:table-cell>
        </table:table-row>
        <table:table-row table:style-name="ro1">
          <table:covered-table-cell/>
          <table:table-cell table:style-name="ce3" office:value-type="float" office:value="14" calcext:value-type="float">
            <text:p>14</text:p>
          </table:table-cell>
          <table:table-cell table:style-name="ce7" office:value-type="float" office:value="2304.76" calcext:value-type="float">
            <text:p>2305</text:p>
          </table:table-cell>
          <table:table-cell table:style-name="ce7" office:value-type="float" office:value="2122.41" calcext:value-type="float">
            <text:p>2122</text:p>
          </table:table-cell>
          <table:table-cell table:style-name="ce7" office:value-type="float" office:value="44.1776" calcext:value-type="float">
            <text:p>44</text:p>
          </table:table-cell>
          <table:table-cell table:style-name="ce7" office:value-type="float" office:value="47.5879" calcext:value-type="float">
            <text:p>48</text:p>
          </table:table-cell>
          <table:table-cell/>
          <table:table-cell table:formula="of:=SUM([.E23]+[.F23])" office:value-type="float" office:value="91.7655" calcext:value-type="float">
            <text:p>92</text:p>
          </table:table-cell>
          <table:table-cell/>
          <table:table-cell office:value-type="float" office:value="754.363" calcext:value-type="float">
            <text:p>754.363</text:p>
          </table:table-cell>
          <table:table-cell office:value-type="float" office:value="710.069" calcext:value-type="float">
            <text:p>710.069</text:p>
          </table:table-cell>
          <table:table-cell office:value-type="float" office:value="2.48703" calcext:value-type="float">
            <text:p>2.48703</text:p>
          </table:table-cell>
          <table:table-cell office:value-type="float" office:value="26.181" calcext:value-type="float">
            <text:p>26.181</text:p>
          </table:table-cell>
        </table:table-row>
        <table:table-row table:style-name="ro1">
          <table:covered-table-cell/>
          <table:table-cell table:style-name="ce3" office:value-type="float" office:value="16" calcext:value-type="float">
            <text:p>16</text:p>
          </table:table-cell>
          <table:table-cell table:style-name="ce7" office:value-type="float" office:value="2659.01" calcext:value-type="float">
            <text:p>2659</text:p>
          </table:table-cell>
          <table:table-cell table:style-name="ce7" office:value-type="float" office:value="2431.06" calcext:value-type="float">
            <text:p>2431</text:p>
          </table:table-cell>
          <table:table-cell table:style-name="ce7" office:value-type="float" office:value="54.707" calcext:value-type="float">
            <text:p>55</text:p>
          </table:table-cell>
          <table:table-cell table:style-name="ce7" office:value-type="float" office:value="48.9391" calcext:value-type="float">
            <text:p>49</text:p>
          </table:table-cell>
          <table:table-cell/>
          <table:table-cell table:formula="of:=SUM([.E24]+[.F24])" office:value-type="float" office:value="103.6461" calcext:value-type="float">
            <text:p>104</text:p>
          </table:table-cell>
          <table:table-cell/>
          <table:table-cell office:value-type="float" office:value="787.665" calcext:value-type="float">
            <text:p>787.665</text:p>
          </table:table-cell>
          <table:table-cell office:value-type="float" office:value="749.588" calcext:value-type="float">
            <text:p>749.588</text:p>
          </table:table-cell>
          <table:table-cell office:value-type="float" office:value="10.1551" calcext:value-type="float">
            <text:p>10.1551</text:p>
          </table:table-cell>
          <table:table-cell office:value-type="float" office:value="25.4124" calcext:value-type="float">
            <text:p>25.4124</text:p>
          </table:table-cell>
        </table:table-row>
        <table:table-row table:style-name="ro1">
          <table:covered-table-cell/>
          <table:table-cell table:style-name="ce3" office:value-type="float" office:value="18" calcext:value-type="float">
            <text:p>18</text:p>
          </table:table-cell>
          <table:table-cell table:style-name="ce7" office:value-type="float" office:value="3024.88" calcext:value-type="float">
            <text:p>3025</text:p>
          </table:table-cell>
          <table:table-cell table:style-name="ce7" office:value-type="float" office:value="2740.32" calcext:value-type="float">
            <text:p>2740</text:p>
          </table:table-cell>
          <table:table-cell table:style-name="ce7" office:value-type="float" office:value="60.9206" calcext:value-type="float">
            <text:p>61</text:p>
          </table:table-cell>
          <table:table-cell table:style-name="ce7" office:value-type="float" office:value="49.6819" calcext:value-type="float">
            <text:p>50</text:p>
          </table:table-cell>
          <table:table-cell/>
          <table:table-cell table:formula="of:=SUM([.E25]+[.F25])" office:value-type="float" office:value="110.6025" calcext:value-type="float">
            <text:p>111</text:p>
          </table:table-cell>
          <table:table-cell/>
          <table:table-cell office:value-type="float" office:value="835.096" calcext:value-type="float">
            <text:p>835.096</text:p>
          </table:table-cell>
          <table:table-cell office:value-type="float" office:value="788.322" calcext:value-type="float">
            <text:p>788.322</text:p>
          </table:table-cell>
          <table:table-cell office:value-type="float" office:value="3.8137" calcext:value-type="float">
            <text:p>3.8137</text:p>
          </table:table-cell>
          <table:table-cell office:value-type="float" office:value="25.4279" calcext:value-type="float">
            <text:p>25.4279</text:p>
          </table:table-cell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7" office:value-type="float" office:value="3397.69" calcext:value-type="float">
            <text:p>3398</text:p>
          </table:table-cell>
          <table:table-cell table:style-name="ce7" office:value-type="float" office:value="3048.6" calcext:value-type="float">
            <text:p>3049</text:p>
          </table:table-cell>
          <table:table-cell table:style-name="ce7" office:value-type="float" office:value="67.4911" calcext:value-type="float">
            <text:p>67</text:p>
          </table:table-cell>
          <table:table-cell table:style-name="ce7" office:value-type="float" office:value="51.4035" calcext:value-type="float">
            <text:p>51</text:p>
          </table:table-cell>
          <table:table-cell/>
          <table:table-cell table:formula="of:=SUM([.E26]+[.F26])" office:value-type="float" office:value="118.8946" calcext:value-type="float">
            <text:p>119</text:p>
          </table:table-cell>
          <table:table-cell/>
          <table:table-cell office:value-type="float" office:value="874.132" calcext:value-type="float">
            <text:p>874.132</text:p>
          </table:table-cell>
          <table:table-cell office:value-type="float" office:value="826.739" calcext:value-type="float">
            <text:p>826.739</text:p>
          </table:table-cell>
          <table:table-cell office:value-type="float" office:value="5.98805" calcext:value-type="float">
            <text:p>5.98805</text:p>
          </table:table-cell>
          <table:table-cell office:value-type="float" office:value="25.7609" calcext:value-type="float">
            <text:p>25.7609</text:p>
          </table:table-cell>
        </table:table-row>
        <table:table-row table:style-name="ro1">
          <table:table-cell table:number-columns-repeated="9"/>
          <table:table-cell office:value-type="float" office:value="909.263" calcext:value-type="float">
            <text:p>909.263</text:p>
          </table:table-cell>
          <table:table-cell office:value-type="float" office:value="865.981" calcext:value-type="float">
            <text:p>865.981</text:p>
          </table:table-cell>
          <table:table-cell office:value-type="float" office:value="12.1673" calcext:value-type="float">
            <text:p>12.1673</text:p>
          </table:table-cell>
          <table:table-cell office:value-type="float" office:value="25.2692" calcext:value-type="float">
            <text:p>25.269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PTDF = 10%, poll_freq = 30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0.2646" calcext:value-type="float">
            <text:p>20</text:p>
          </table:table-cell>
          <table:table-cell table:style-name="ce7" office:value-type="float" office:value="43.7537" calcext:value-type="float">
            <text:p>44</text:p>
          </table:table-cell>
          <table:table-cell table:style-name="ce7" office:value-type="float" office:value="20.2646" calcext:value-type="float">
            <text:p>20</text:p>
          </table:table-cell>
          <table:table-cell table:style-name="ce7" office:value-type="float" office:value="43.7537" calcext:value-type="float">
            <text:p>44</text:p>
          </table:table-cell>
          <table:table-cell/>
          <table:table-cell table:formula="of:=SUM([.E28]+[.F28])" office:value-type="float" office:value="64.0183" calcext:value-type="float">
            <text:p>64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317.885" calcext:value-type="float">
            <text:p>318</text:p>
          </table:table-cell>
          <table:table-cell table:style-name="ce7" office:value-type="float" office:value="268.007" calcext:value-type="float">
            <text:p>268</text:p>
          </table:table-cell>
          <table:table-cell table:style-name="ce7" office:value-type="float" office:value="4.23464" calcext:value-type="float">
            <text:p>4</text:p>
          </table:table-cell>
          <table:table-cell table:style-name="ce7" office:value-type="float" office:value="41.9931" calcext:value-type="float">
            <text:p>42</text:p>
          </table:table-cell>
          <table:table-cell/>
          <table:table-cell table:formula="of:=SUM([.E29]+[.F29])" office:value-type="float" office:value="46.22774" calcext:value-type="float">
            <text:p>46</text:p>
          </table:table-cell>
          <table:table-cell/>
          <table:table-cell office:value-type="float" office:value="991.213" calcext:value-type="float">
            <text:p>991.213</text:p>
          </table:table-cell>
          <table:table-cell office:value-type="float" office:value="944.315" calcext:value-type="float">
            <text:p>944.315</text:p>
          </table:table-cell>
          <table:table-cell office:value-type="float" office:value="13.197" calcext:value-type="float">
            <text:p>13.197</text:p>
          </table:table-cell>
          <table:table-cell office:value-type="float" office:value="24.4355" calcext:value-type="float">
            <text:p>24.4355</text:p>
          </table:table-cell>
        </table:table-row>
        <table:table-row table:style-name="ro1">
          <table:covered-table-cell/>
          <table:table-cell table:style-name="ce3" office:value-type="float" office:value="4" calcext:value-type="float">
            <text:p>4</text:p>
          </table:table-cell>
          <table:table-cell table:style-name="ce7" office:value-type="float" office:value="631.577" calcext:value-type="float">
            <text:p>632</text:p>
          </table:table-cell>
          <table:table-cell table:style-name="ce7" office:value-type="float" office:value="582.145" calcext:value-type="float">
            <text:p>582</text:p>
          </table:table-cell>
          <table:table-cell table:style-name="ce7" office:value-type="float" office:value="3.03322" calcext:value-type="float">
            <text:p>3</text:p>
          </table:table-cell>
          <table:table-cell table:style-name="ce7" office:value-type="float" office:value="37.8547" calcext:value-type="float">
            <text:p>38</text:p>
          </table:table-cell>
          <table:table-cell/>
          <table:table-cell table:formula="of:=SUM([.E30]+[.F30])" office:value-type="float" office:value="40.88792" calcext:value-type="float">
            <text:p>41</text:p>
          </table:table-cell>
          <table:table-cell/>
          <table:table-cell office:value-type="float" office:value="1037.16" calcext:value-type="float">
            <text:p>1037.16</text:p>
          </table:table-cell>
          <table:table-cell office:value-type="float" office:value="982.451" calcext:value-type="float">
            <text:p>982.451</text:p>
          </table:table-cell>
          <table:table-cell office:value-type="float" office:value="8.90606" calcext:value-type="float">
            <text:p>8.90606</text:p>
          </table:table-cell>
          <table:table-cell office:value-type="float" office:value="25.0495" calcext:value-type="float">
            <text:p>25.0495</text:p>
          </table:table-cell>
        </table:table-row>
        <table:table-row table:style-name="ro1">
          <table:covered-table-cell/>
          <table:table-cell table:style-name="ce3" office:value-type="float" office:value="6" calcext:value-type="float">
            <text:p>6</text:p>
          </table:table-cell>
          <table:table-cell table:style-name="ce7" office:value-type="float" office:value="953.404" calcext:value-type="float">
            <text:p>953</text:p>
          </table:table-cell>
          <table:table-cell table:style-name="ce7" office:value-type="float" office:value="893.776" calcext:value-type="float">
            <text:p>894</text:p>
          </table:table-cell>
          <table:table-cell table:style-name="ce7" office:value-type="float" office:value="9.46622" calcext:value-type="float">
            <text:p>9</text:p>
          </table:table-cell>
          <table:table-cell table:style-name="ce7" office:value-type="float" office:value="36.2236" calcext:value-type="float">
            <text:p>36</text:p>
          </table:table-cell>
          <table:table-cell/>
          <table:table-cell table:formula="of:=SUM([.E31]+[.F31])" office:value-type="float" office:value="45.68982" calcext:value-type="float">
            <text:p>46</text:p>
          </table:table-cell>
          <table:table-cell/>
          <table:table-cell office:value-type="float" office:value="1073.16" calcext:value-type="float">
            <text:p>1073.16</text:p>
          </table:table-cell>
          <table:table-cell office:value-type="float" office:value="1021.63" calcext:value-type="float">
            <text:p>1021.63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4.6188" calcext:value-type="float">
            <text:p>24.6188</text:p>
          </table:table-cell>
        </table:table-row>
        <table:table-row table:style-name="ro1">
          <table:covered-table-cell/>
          <table:table-cell table:style-name="ce3" office:value-type="float" office:value="8" calcext:value-type="float">
            <text:p>8</text:p>
          </table:table-cell>
          <table:table-cell table:style-name="ce7" office:value-type="float" office:value="1283.5" calcext:value-type="float">
            <text:p>1284</text:p>
          </table:table-cell>
          <table:table-cell table:style-name="ce7" office:value-type="float" office:value="1205.04" calcext:value-type="float">
            <text:p>1205</text:p>
          </table:table-cell>
          <table:table-cell table:style-name="ce7" office:value-type="float" office:value="14.9259" calcext:value-type="float">
            <text:p>15</text:p>
          </table:table-cell>
          <table:table-cell table:style-name="ce7" office:value-type="float" office:value="34.9615" calcext:value-type="float">
            <text:p>35</text:p>
          </table:table-cell>
          <table:table-cell/>
          <table:table-cell table:formula="of:=SUM([.E32]+[.F32])" office:value-type="float" office:value="49.8874" calcext:value-type="float">
            <text:p>50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1060.79" calcext:value-type="float">
            <text:p>1060.79</text:p>
          </table:table-cell>
          <table:table-cell office:value-type="float" office:value="15.7295" calcext:value-type="float">
            <text:p>15.7295</text:p>
          </table:table-cell>
          <table:table-cell office:value-type="float" office:value="24.2081" calcext:value-type="float">
            <text:p>24.2081</text:p>
          </table:table-cell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1612.32" calcext:value-type="float">
            <text:p>1612</text:p>
          </table:table-cell>
          <table:table-cell table:style-name="ce7" office:value-type="float" office:value="1518.43" calcext:value-type="float">
            <text:p>1518</text:p>
          </table:table-cell>
          <table:table-cell table:style-name="ce7" office:value-type="float" office:value="28.9802" calcext:value-type="float">
            <text:p>29</text:p>
          </table:table-cell>
          <table:table-cell table:style-name="ce7" office:value-type="float" office:value="31.5659" calcext:value-type="float">
            <text:p>32</text:p>
          </table:table-cell>
          <table:table-cell/>
          <table:table-cell table:formula="of:=SUM([.E33]+[.F33])" office:value-type="float" office:value="60.5461" calcext:value-type="float">
            <text:p>61</text:p>
          </table:table-cell>
          <table:table-cell/>
          <table:table-cell office:value-type="float" office:value="1156.13" calcext:value-type="float">
            <text:p>1156.13</text:p>
          </table:table-cell>
          <table:table-cell office:value-type="float" office:value="1099.64" calcext:value-type="float">
            <text:p>1099.64</text:p>
          </table:table-cell>
          <table:table-cell office:value-type="float" office:value="15.6128" calcext:value-type="float">
            <text:p>15.6128</text:p>
          </table:table-cell>
          <table:table-cell office:value-type="float" office:value="24.1103" calcext:value-type="float">
            <text:p>24.1103</text:p>
          </table:table-cell>
        </table:table-row>
        <table:table-row table:style-name="ro1">
          <table:covered-table-cell/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56.57" calcext:value-type="float">
            <text:p>1957</text:p>
          </table:table-cell>
          <table:table-cell table:style-name="ce7" office:value-type="float" office:value="1829.34" calcext:value-type="float">
            <text:p>1829</text:p>
          </table:table-cell>
          <table:table-cell table:style-name="ce7" office:value-type="float" office:value="34.892" calcext:value-type="float">
            <text:p>35</text:p>
          </table:table-cell>
          <table:table-cell table:style-name="ce7" office:value-type="float" office:value="30.658" calcext:value-type="float">
            <text:p>31</text:p>
          </table:table-cell>
          <table:table-cell/>
          <table:table-cell table:formula="of:=SUM([.E34]+[.F34])" office:value-type="float" office:value="65.55" calcext:value-type="float">
            <text:p>66</text:p>
          </table:table-cell>
          <table:table-cell/>
          <table:table-cell office:value-type="float" office:value="1191.57" calcext:value-type="float">
            <text:p>1191.57</text:p>
          </table:table-cell>
          <table:table-cell office:value-type="float" office:value="1138.44" calcext:value-type="float">
            <text:p>1138.44</text:p>
          </table:table-cell>
          <table:table-cell office:value-type="float" office:value="22.2763" calcext:value-type="float">
            <text:p>22.2763</text:p>
          </table:table-cell>
          <table:table-cell office:value-type="float" office:value="24.0643" calcext:value-type="float">
            <text:p>24.0643</text:p>
          </table:table-cell>
        </table:table-row>
        <table:table-row table:style-name="ro1">
          <table:covered-table-cell/>
          <table:table-cell table:style-name="ce3" office:value-type="float" office:value="14" calcext:value-type="float">
            <text:p>14</text:p>
          </table:table-cell>
          <table:table-cell table:style-name="ce7" office:value-type="float" office:value="2309.05" calcext:value-type="float">
            <text:p>2309</text:p>
          </table:table-cell>
          <table:table-cell table:style-name="ce7" office:value-type="float" office:value="2138.35" calcext:value-type="float">
            <text:p>2138</text:p>
          </table:table-cell>
          <table:table-cell table:style-name="ce7" office:value-type="float" office:value="39.8915" calcext:value-type="float">
            <text:p>40</text:p>
          </table:table-cell>
          <table:table-cell table:style-name="ce7" office:value-type="float" office:value="31.6543" calcext:value-type="float">
            <text:p>32</text:p>
          </table:table-cell>
          <table:table-cell/>
          <table:table-cell table:formula="of:=SUM([.E35]+[.F35])" office:value-type="float" office:value="71.5458" calcext:value-type="float">
            <text:p>72</text:p>
          </table:table-cell>
          <table:table-cell/>
          <table:table-cell office:value-type="float" office:value="1239.46" calcext:value-type="float">
            <text:p>1239.46</text:p>
          </table:table-cell>
          <table:table-cell office:value-type="float" office:value="1178.16" calcext:value-type="float">
            <text:p>1178.16</text:p>
          </table:table-cell>
          <table:table-cell office:value-type="float" office:value="16.6161" calcext:value-type="float">
            <text:p>16.6161</text:p>
          </table:table-cell>
          <table:table-cell office:value-type="float" office:value="23.0932" calcext:value-type="float">
            <text:p>23.0932</text:p>
          </table:table-cell>
        </table:table-row>
        <table:table-row table:style-name="ro1">
          <table:covered-table-cell/>
          <table:table-cell table:style-name="ce3" office:value-type="float" office:value="16" calcext:value-type="float">
            <text:p>16</text:p>
          </table:table-cell>
          <table:table-cell table:style-name="ce7" office:value-type="float" office:value="2664.39" calcext:value-type="float">
            <text:p>2664</text:p>
          </table:table-cell>
          <table:table-cell table:style-name="ce7" office:value-type="float" office:value="2446.76" calcext:value-type="float">
            <text:p>2447</text:p>
          </table:table-cell>
          <table:table-cell table:style-name="ce7" office:value-type="float" office:value="49.3348" calcext:value-type="float">
            <text:p>49</text:p>
          </table:table-cell>
          <table:table-cell table:style-name="ce7" office:value-type="float" office:value="33.2441" calcext:value-type="float">
            <text:p>33</text:p>
          </table:table-cell>
          <table:table-cell/>
          <table:table-cell table:formula="of:=SUM([.E36]+[.F36])" office:value-type="float" office:value="82.5789" calcext:value-type="float">
            <text:p>83</text:p>
          </table:table-cell>
          <table:table-cell table:number-columns-repeated="5"/>
        </table:table-row>
        <table:table-row table:style-name="ro1">
          <table:covered-table-cell/>
          <table:table-cell table:style-name="ce3" office:value-type="float" office:value="18" calcext:value-type="float">
            <text:p>18</text:p>
          </table:table-cell>
          <table:table-cell table:style-name="ce7" office:value-type="float" office:value="3030.88" calcext:value-type="float">
            <text:p>3031</text:p>
          </table:table-cell>
          <table:table-cell table:style-name="ce7" office:value-type="float" office:value="2755.91" calcext:value-type="float">
            <text:p>2756</text:p>
          </table:table-cell>
          <table:table-cell table:style-name="ce7" office:value-type="float" office:value="54.9194" calcext:value-type="float">
            <text:p>55</text:p>
          </table:table-cell>
          <table:table-cell table:style-name="ce7" office:value-type="float" office:value="34.0856" calcext:value-type="float">
            <text:p>34</text:p>
          </table:table-cell>
          <table:table-cell/>
          <table:table-cell table:formula="of:=SUM([.E37]+[.F37])" office:value-type="float" office:value="89.005" calcext:value-type="float">
            <text:p>89</text:p>
          </table:table-cell>
          <table:table-cell/>
          <table:table-cell office:value-type="float" office:value="1323.12" calcext:value-type="float">
            <text:p>1323.12</text:p>
          </table:table-cell>
          <table:table-cell office:value-type="float" office:value="1255.49" calcext:value-type="float">
            <text:p>1255.49</text:p>
          </table:table-cell>
          <table:table-cell office:value-type="float" office:value="17.77" calcext:value-type="float">
            <text:p>17.77</text:p>
          </table:table-cell>
          <table:table-cell office:value-type="float" office:value="23.2637" calcext:value-type="float">
            <text:p>23.2637</text:p>
          </table:table-cell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7" office:value-type="float" office:value="3404.89" calcext:value-type="float">
            <text:p>3405</text:p>
          </table:table-cell>
          <table:table-cell table:style-name="ce7" office:value-type="float" office:value="3063.71" calcext:value-type="float">
            <text:p>3064</text:p>
          </table:table-cell>
          <table:table-cell table:style-name="ce7" office:value-type="float" office:value="60.2871" calcext:value-type="float">
            <text:p>60</text:p>
          </table:table-cell>
          <table:table-cell table:style-name="ce7" office:value-type="float" office:value="36.291" calcext:value-type="float">
            <text:p>36</text:p>
          </table:table-cell>
          <table:table-cell/>
          <table:table-cell table:formula="of:=SUM([.E38]+[.F38])" office:value-type="float" office:value="96.5781" calcext:value-type="float">
            <text:p>97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1294.56" calcext:value-type="float">
            <text:p>1294.56</text:p>
          </table:table-cell>
          <table:table-cell office:value-type="float" office:value="23.4575" calcext:value-type="float">
            <text:p>23.4575</text:p>
          </table:table-cell>
          <table:table-cell office:value-type="float" office:value="22.9396" calcext:value-type="float">
            <text:p>22.9396</text:p>
          </table:table-cell>
        </table:table-row>
        <table:table-row table:style-name="ro1">
          <table:table-cell table:number-columns-repeated="9"/>
          <table:table-cell office:value-type="float" office:value="1407.28" calcext:value-type="float">
            <text:p>1407.28</text:p>
          </table:table-cell>
          <table:table-cell office:value-type="float" office:value="1333.5" calcext:value-type="float">
            <text:p>1333.5</text:p>
          </table:table-cell>
          <table:table-cell office:value-type="float" office:value="18.8711" calcext:value-type="float">
            <text:p>18.8711</text:p>
          </table:table-cell>
          <table:table-cell office:value-type="float" office:value="22.7459" calcext:value-type="float">
            <text:p>22.745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PTDF = 10%, poll_freq = 15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20.2646" calcext:value-type="float">
            <text:p>20</text:p>
          </table:table-cell>
          <table:table-cell table:style-name="ce7" office:value-type="float" office:value="43.7537" calcext:value-type="float">
            <text:p>44</text:p>
          </table:table-cell>
          <table:table-cell table:style-name="ce7" office:value-type="float" office:value="20.2646" calcext:value-type="float">
            <text:p>20</text:p>
          </table:table-cell>
          <table:table-cell table:style-name="ce7" office:value-type="float" office:value="43.7537" calcext:value-type="float">
            <text:p>44</text:p>
          </table:table-cell>
          <table:table-cell/>
          <table:table-cell table:formula="of:=SUM([.E40]+[.F40])" office:value-type="float" office:value="64.0183" calcext:value-type="float">
            <text:p>64</text:p>
          </table:table-cell>
          <table:table-cell/>
          <table:table-cell office:value-type="float" office:value="1440.67" calcext:value-type="float">
            <text:p>1440.67</text:p>
          </table:table-cell>
          <table:table-cell office:value-type="float" office:value="1373.35" calcext:value-type="float">
            <text:p>1373.35</text:p>
          </table:table-cell>
          <table:table-cell office:value-type="float" office:value="28.276" calcext:value-type="float">
            <text:p>28.276</text:p>
          </table:table-cell>
          <table:table-cell office:value-type="float" office:value="21.6547" calcext:value-type="float">
            <text:p>21.6547</text:p>
          </table:table-cell>
        </table:table-row>
        <table:table-row table:style-name="ro1">
          <table:covered-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316.069" calcext:value-type="float">
            <text:p>316</text:p>
          </table:table-cell>
          <table:table-cell table:style-name="ce7" office:value-type="float" office:value="278.37" calcext:value-type="float">
            <text:p>278</text:p>
          </table:table-cell>
          <table:table-cell table:style-name="ce7" office:value-type="float" office:value="2.41902" calcext:value-type="float">
            <text:p>2</text:p>
          </table:table-cell>
          <table:table-cell table:style-name="ce7" office:value-type="float" office:value="31.6297" calcext:value-type="float">
            <text:p>32</text:p>
          </table:table-cell>
          <table:table-cell/>
          <table:table-cell table:formula="of:=SUM([.E41]+[.F41])" office:value-type="float" office:value="34.04872" calcext:value-type="float">
            <text:p>34</text:p>
          </table:table-cell>
          <table:table-cell/>
          <table:table-cell office:value-type="float" office:value="1483.96" calcext:value-type="float">
            <text:p>1483.96</text:p>
          </table:table-cell>
          <table:table-cell office:value-type="float" office:value="1413.37" calcext:value-type="float">
            <text:p>1413.37</text:p>
          </table:table-cell>
          <table:table-cell office:value-type="float" office:value="27.8974" calcext:value-type="float">
            <text:p>27.8974</text:p>
          </table:table-cell>
          <table:table-cell office:value-type="float" office:value="20.3843" calcext:value-type="float">
            <text:p>20.3843</text:p>
          </table:table-cell>
        </table:table-row>
        <table:table-row table:style-name="ro1">
          <table:covered-table-cell/>
          <table:table-cell table:style-name="ce3" office:value-type="float" office:value="4" calcext:value-type="float">
            <text:p>4</text:p>
          </table:table-cell>
          <table:table-cell table:style-name="ce7" office:value-type="float" office:value="628.134" calcext:value-type="float">
            <text:p>628</text:p>
          </table:table-cell>
          <table:table-cell table:style-name="ce7" office:value-type="float" office:value="593.639" calcext:value-type="float">
            <text:p>594</text:p>
          </table:table-cell>
          <table:table-cell table:style-name="ce7" office:value-type="float" office:value="6.47634" calcext:value-type="float">
            <text:p>6</text:p>
          </table:table-cell>
          <table:table-cell table:style-name="ce7" office:value-type="float" office:value="26.3606" calcext:value-type="float">
            <text:p>26</text:p>
          </table:table-cell>
          <table:table-cell/>
          <table:table-cell table:formula="of:=SUM([.E42]+[.F42])" office:value-type="float" office:value="32.83694" calcext:value-type="float">
            <text:p>33</text:p>
          </table:table-cell>
          <table:table-cell/>
          <table:table-cell office:value-type="float" office:value="1524.42" calcext:value-type="float">
            <text:p>1524.42</text:p>
          </table:table-cell>
          <table:table-cell office:value-type="float" office:value="1451.24" calcext:value-type="float">
            <text:p>1451.24</text:p>
          </table:table-cell>
          <table:table-cell office:value-type="float" office:value="30.4718" calcext:value-type="float">
            <text:p>30.4718</text:p>
          </table:table-cell>
          <table:table-cell office:value-type="float" office:value="21.2588" calcext:value-type="float">
            <text:p>21.2588</text:p>
          </table:table-cell>
        </table:table-row>
        <table:table-row table:style-name="ro1">
          <table:covered-table-cell/>
          <table:table-cell table:style-name="ce3" office:value-type="float" office:value="6" calcext:value-type="float">
            <text:p>6</text:p>
          </table:table-cell>
          <table:table-cell table:style-name="ce7" office:value-type="float" office:value="949.72" calcext:value-type="float">
            <text:p>950</text:p>
          </table:table-cell>
          <table:table-cell table:style-name="ce7" office:value-type="float" office:value="905.391" calcext:value-type="float">
            <text:p>905</text:p>
          </table:table-cell>
          <table:table-cell table:style-name="ce7" office:value-type="float" office:value="13.1497" calcext:value-type="float">
            <text:p>13</text:p>
          </table:table-cell>
          <table:table-cell table:style-name="ce7" office:value-type="float" office:value="24.6094" calcext:value-type="float">
            <text:p>25</text:p>
          </table:table-cell>
          <table:table-cell/>
          <table:table-cell table:formula="of:=SUM([.E43]+[.F43])" office:value-type="float" office:value="37.7591" calcext:value-type="float">
            <text:p>38</text:p>
          </table:table-cell>
          <table:table-cell/>
          <table:table-cell office:value-type="float" office:value="1568.86" calcext:value-type="float">
            <text:p>1568.86</text:p>
          </table:table-cell>
          <table:table-cell office:value-type="float" office:value="1492.04" calcext:value-type="float">
            <text:p>1492.04</text:p>
          </table:table-cell>
          <table:table-cell office:value-type="float" office:value="29.1829" calcext:value-type="float">
            <text:p>29.1829</text:p>
          </table:table-cell>
          <table:table-cell office:value-type="float" office:value="19.2148" calcext:value-type="float">
            <text:p>19.2148</text:p>
          </table:table-cell>
        </table:table-row>
        <table:table-row table:style-name="ro1">
          <table:covered-table-cell/>
          <table:table-cell table:style-name="ce3" office:value-type="float" office:value="8" calcext:value-type="float">
            <text:p>8</text:p>
          </table:table-cell>
          <table:table-cell table:style-name="ce7" office:value-type="float" office:value="1280.35" calcext:value-type="float">
            <text:p>1280</text:p>
          </table:table-cell>
          <table:table-cell table:style-name="ce7" office:value-type="float" office:value="1216.87" calcext:value-type="float">
            <text:p>1217</text:p>
          </table:table-cell>
          <table:table-cell table:style-name="ce7" office:value-type="float" office:value="18.0772" calcext:value-type="float">
            <text:p>18</text:p>
          </table:table-cell>
          <table:table-cell table:style-name="ce7" office:value-type="float" office:value="23.1314" calcext:value-type="float">
            <text:p>23</text:p>
          </table:table-cell>
          <table:table-cell/>
          <table:table-cell table:formula="of:=SUM([.E44]+[.F44])" office:value-type="float" office:value="41.2086" calcext:value-type="float">
            <text:p>41</text:p>
          </table:table-cell>
          <table:table-cell table:number-columns-repeated="5"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1610.7" calcext:value-type="float">
            <text:p>1611</text:p>
          </table:table-cell>
          <table:table-cell table:style-name="ce7" office:value-type="float" office:value="1531.24" calcext:value-type="float">
            <text:p>1531</text:p>
          </table:table-cell>
          <table:table-cell table:style-name="ce7" office:value-type="float" office:value="30.6036" calcext:value-type="float">
            <text:p>31</text:p>
          </table:table-cell>
          <table:table-cell table:style-name="ce7" office:value-type="float" office:value="18.7575" calcext:value-type="float">
            <text:p>19</text:p>
          </table:table-cell>
          <table:table-cell/>
          <table:table-cell table:formula="of:=SUM([.E45]+[.F45])" office:value-type="float" office:value="49.3611" calcext:value-type="float">
            <text:p>49</text:p>
          </table:table-cell>
          <table:table-cell/>
          <table:table-cell office:value-type="float" office:value="1654.53" calcext:value-type="float">
            <text:p>1654.53</text:p>
          </table:table-cell>
          <table:table-cell office:value-type="float" office:value="1570.74" calcext:value-type="float">
            <text:p>1570.74</text:p>
          </table:table-cell>
          <table:table-cell office:value-type="float" office:value="30.1431" calcext:value-type="float">
            <text:p>30.1431</text:p>
          </table:table-cell>
          <table:table-cell office:value-type="float" office:value="18.0106" calcext:value-type="float">
            <text:p>18.0106</text:p>
          </table:table-cell>
        </table:table-row>
        <table:table-row table:style-name="ro1">
          <table:covered-table-cell/>
          <table:table-cell table:style-name="ce3" office:value-type="float" office:value="12" calcext:value-type="float">
            <text:p>12</text:p>
          </table:table-cell>
          <table:table-cell table:style-name="ce7" office:value-type="float" office:value="1957.49" calcext:value-type="float">
            <text:p>1957</text:p>
          </table:table-cell>
          <table:table-cell table:style-name="ce7" office:value-type="float" office:value="1841.41" calcext:value-type="float">
            <text:p>1841</text:p>
          </table:table-cell>
          <table:table-cell table:style-name="ce7" office:value-type="float" office:value="33.9686" calcext:value-type="float">
            <text:p>34</text:p>
          </table:table-cell>
          <table:table-cell table:style-name="ce7" office:value-type="float" office:value="18.5946" calcext:value-type="float">
            <text:p>19</text:p>
          </table:table-cell>
          <table:table-cell/>
          <table:table-cell table:formula="of:=SUM([.E46]+[.F46])" office:value-type="float" office:value="52.5632" calcext:value-type="float">
            <text:p>53</text:p>
          </table:table-cell>
          <table:table-cell/>
          <table:table-cell office:value-type="float" office:value="1696.91" calcext:value-type="float">
            <text:p>1696.91</text:p>
          </table:table-cell>
          <table:table-cell office:value-type="float" office:value="1608.2" calcext:value-type="float">
            <text:p>1608.2</text:p>
          </table:table-cell>
          <table:table-cell office:value-type="float" office:value="31.2432" calcext:value-type="float">
            <text:p>31.2432</text:p>
          </table:table-cell>
          <table:table-cell office:value-type="float" office:value="19.3043" calcext:value-type="float">
            <text:p>19.3043</text:p>
          </table:table-cell>
        </table:table-row>
        <table:table-row table:style-name="ro1">
          <table:covered-table-cell/>
          <table:table-cell table:style-name="ce3" office:value-type="float" office:value="14" calcext:value-type="float">
            <text:p>14</text:p>
          </table:table-cell>
          <table:table-cell table:style-name="ce7" office:value-type="float" office:value="2312.1" calcext:value-type="float">
            <text:p>2312</text:p>
          </table:table-cell>
          <table:table-cell table:style-name="ce7" office:value-type="float" office:value="2149.06" calcext:value-type="float">
            <text:p>2149</text:p>
          </table:table-cell>
          <table:table-cell table:style-name="ce7" office:value-type="float" office:value="36.8373" calcext:value-type="float">
            <text:p>37</text:p>
          </table:table-cell>
          <table:table-cell table:style-name="ce7" office:value-type="float" office:value="20.9421" calcext:value-type="float">
            <text:p>21</text:p>
          </table:table-cell>
          <table:table-cell/>
          <table:table-cell table:formula="of:=SUM([.E47]+[.F47])" office:value-type="float" office:value="57.7794" calcext:value-type="float">
            <text:p>58</text:p>
          </table:table-cell>
          <table:table-cell/>
          <table:table-cell office:value-type="float" office:value="1740.76" calcext:value-type="float">
            <text:p>1740.76</text:p>
          </table:table-cell>
          <table:table-cell office:value-type="float" office:value="1648.17" calcext:value-type="float">
            <text:p>1648.17</text:p>
          </table:table-cell>
          <table:table-cell office:value-type="float" office:value="30.9909" calcext:value-type="float">
            <text:p>30.9909</text:p>
          </table:table-cell>
          <table:table-cell office:value-type="float" office:value="18.0792" calcext:value-type="float">
            <text:p>18.0792</text:p>
          </table:table-cell>
        </table:table-row>
        <table:table-row table:style-name="ro1">
          <table:covered-table-cell/>
          <table:table-cell table:style-name="ce3" office:value-type="float" office:value="16" calcext:value-type="float">
            <text:p>16</text:p>
          </table:table-cell>
          <table:table-cell table:style-name="ce7" office:value-type="float" office:value="2668.95" calcext:value-type="float">
            <text:p>2669</text:p>
          </table:table-cell>
          <table:table-cell table:style-name="ce7" office:value-type="float" office:value="2457.43" calcext:value-type="float">
            <text:p>2457</text:p>
          </table:table-cell>
          <table:table-cell table:style-name="ce7" office:value-type="float" office:value="44.7661" calcext:value-type="float">
            <text:p>45</text:p>
          </table:table-cell>
          <table:table-cell table:style-name="ce7" office:value-type="float" office:value="22.5716" calcext:value-type="float">
            <text:p>23</text:p>
          </table:table-cell>
          <table:table-cell/>
          <table:table-cell table:formula="of:=SUM([.E48]+[.F48])" office:value-type="float" office:value="67.3377" calcext:value-type="float">
            <text:p>67</text:p>
          </table:table-cell>
          <table:table-cell/>
          <table:table-cell office:value-type="float" office:value="1782.86" calcext:value-type="float">
            <text:p>1782.86</text:p>
          </table:table-cell>
          <table:table-cell office:value-type="float" office:value="1686.96" calcext:value-type="float">
            <text:p>1686.96</text:p>
          </table:table-cell>
          <table:table-cell office:value-type="float" office:value="32.6051" calcext:value-type="float">
            <text:p>32.6051</text:p>
          </table:table-cell>
          <table:table-cell office:value-type="float" office:value="18.0395" calcext:value-type="float">
            <text:p>18.0395</text:p>
          </table:table-cell>
        </table:table-row>
        <table:table-row table:style-name="ro1">
          <table:covered-table-cell/>
          <table:table-cell table:style-name="ce3" office:value-type="float" office:value="18" calcext:value-type="float">
            <text:p>18</text:p>
          </table:table-cell>
          <table:table-cell table:style-name="ce7" office:value-type="float" office:value="3037.16" calcext:value-type="float">
            <text:p>3037</text:p>
          </table:table-cell>
          <table:table-cell table:style-name="ce7" office:value-type="float" office:value="2766.74" calcext:value-type="float">
            <text:p>2767</text:p>
          </table:table-cell>
          <table:table-cell table:style-name="ce7" office:value-type="float" office:value="48.639" calcext:value-type="float">
            <text:p>49</text:p>
          </table:table-cell>
          <table:table-cell table:style-name="ce7" office:value-type="float" office:value="23.2573" calcext:value-type="float">
            <text:p>23</text:p>
          </table:table-cell>
          <table:table-cell/>
          <table:table-cell table:formula="of:=SUM([.E49]+[.F49])" office:value-type="float" office:value="71.8963" calcext:value-type="float">
            <text:p>72</text:p>
          </table:table-cell>
          <table:table-cell/>
          <table:table-cell office:value-type="float" office:value="1827.84" calcext:value-type="float">
            <text:p>1827.84</text:p>
          </table:table-cell>
          <table:table-cell office:value-type="float" office:value="1725.88" calcext:value-type="float">
            <text:p>1725.88</text:p>
          </table:table-cell>
          <table:table-cell office:value-type="float" office:value="31.461" calcext:value-type="float">
            <text:p>31.461</text:p>
          </table:table-cell>
          <table:table-cell office:value-type="float" office:value="17.8698" calcext:value-type="float">
            <text:p>17.8698</text:p>
          </table:table-cell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7" office:value-type="float" office:value="3412.66" calcext:value-type="float">
            <text:p>3413</text:p>
          </table:table-cell>
          <table:table-cell table:style-name="ce7" office:value-type="float" office:value="3074.34" calcext:value-type="float">
            <text:p>3074</text:p>
          </table:table-cell>
          <table:table-cell table:style-name="ce7" office:value-type="float" office:value="52.5191" calcext:value-type="float">
            <text:p>53</text:p>
          </table:table-cell>
          <table:table-cell table:style-name="ce7" office:value-type="float" office:value="25.6643" calcext:value-type="float">
            <text:p>26</text:p>
          </table:table-cell>
          <table:table-cell/>
          <table:table-cell table:formula="of:=SUM([.E50]+[.F50])" office:value-type="float" office:value="78.1834" calcext:value-type="float">
            <text:p>78</text:p>
          </table:table-cell>
          <table:table-cell/>
          <table:table-cell office:value-type="float" office:value="1871.23" calcext:value-type="float">
            <text:p>1871.23</text:p>
          </table:table-cell>
          <table:table-cell office:value-type="float" office:value="1763.28" calcext:value-type="float">
            <text:p>1763.28</text:p>
          </table:table-cell>
          <table:table-cell office:value-type="float" office:value="32.0109" calcext:value-type="float">
            <text:p>32.0109</text:p>
          </table:table-cell>
          <table:table-cell office:value-type="float" office:value="19.2244" calcext:value-type="float">
            <text:p>19.2244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1915.24" calcext:value-type="float">
            <text:p>1915.24</text:p>
          </table:table-cell>
          <table:table-cell office:value-type="float" office:value="1802.93" calcext:value-type="float">
            <text:p>1802.93</text:p>
          </table:table-cell>
          <table:table-cell office:value-type="float" office:value="32.046" calcext:value-type="float">
            <text:p>32.046</text:p>
          </table:table-cell>
          <table:table-cell office:value-type="float" office:value="18.3234" calcext:value-type="float">
            <text:p>18.323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003.68" calcext:value-type="float">
            <text:p>2003.68</text:p>
          </table:table-cell>
          <table:table-cell office:value-type="float" office:value="1880.35" calcext:value-type="float">
            <text:p>1880.35</text:p>
          </table:table-cell>
          <table:table-cell office:value-type="float" office:value="32.0735" calcext:value-type="float">
            <text:p>32.0735</text:p>
          </table:table-cell>
          <table:table-cell office:value-type="float" office:value="18.3967" calcext:value-type="float">
            <text:p>18.3967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048.45" calcext:value-type="float">
            <text:p>2048.45</text:p>
          </table:table-cell>
          <table:table-cell office:value-type="float" office:value="1917.98" calcext:value-type="float">
            <text:p>1917.98</text:p>
          </table:table-cell>
          <table:table-cell office:value-type="float" office:value="31.7003" calcext:value-type="float">
            <text:p>31.7003</text:p>
          </table:table-cell>
          <table:table-cell office:value-type="float" office:value="19.518" calcext:value-type="float">
            <text:p>19.51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091.47" calcext:value-type="float">
            <text:p>2091.47</text:p>
          </table:table-cell>
          <table:table-cell office:value-type="float" office:value="1957.19" calcext:value-type="float">
            <text:p>1957.19</text:p>
          </table:table-cell>
          <table:table-cell office:value-type="float" office:value="33.1942" calcext:value-type="float">
            <text:p>33.1942</text:p>
          </table:table-cell>
          <table:table-cell office:value-type="float" office:value="19.0556" calcext:value-type="float">
            <text:p>19.0556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133.85" calcext:value-type="float">
            <text:p>2133.85</text:p>
          </table:table-cell>
          <table:table-cell office:value-type="float" office:value="1995.38" calcext:value-type="float">
            <text:p>1995.38</text:p>
          </table:table-cell>
          <table:table-cell office:value-type="float" office:value="35.4366" calcext:value-type="float">
            <text:p>35.4366</text:p>
          </table:table-cell>
          <table:table-cell office:value-type="float" office:value="19.6178" calcext:value-type="float">
            <text:p>19.617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180.45" calcext:value-type="float">
            <text:p>2180.45</text:p>
          </table:table-cell>
          <table:table-cell office:value-type="float" office:value="2034.19" calcext:value-type="float">
            <text:p>2034.19</text:p>
          </table:table-cell>
          <table:table-cell office:value-type="float" office:value="33.5777" calcext:value-type="float">
            <text:p>33.5777</text:p>
          </table:table-cell>
          <table:table-cell office:value-type="float" office:value="19.563" calcext:value-type="float">
            <text:p>19.563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225.97" calcext:value-type="float">
            <text:p>2225.97</text:p>
          </table:table-cell>
          <table:table-cell office:value-type="float" office:value="2071.85" calcext:value-type="float">
            <text:p>2071.85</text:p>
          </table:table-cell>
          <table:table-cell office:value-type="float" office:value="32.9223" calcext:value-type="float">
            <text:p>32.9223</text:p>
          </table:table-cell>
          <table:table-cell office:value-type="float" office:value="20.6459" calcext:value-type="float">
            <text:p>20.6459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268" calcext:value-type="float">
            <text:p>2268</text:p>
          </table:table-cell>
          <table:table-cell office:value-type="float" office:value="2110.65" calcext:value-type="float">
            <text:p>2110.65</text:p>
          </table:table-cell>
          <table:table-cell office:value-type="float" office:value="35.8544" calcext:value-type="float">
            <text:p>35.8544</text:p>
          </table:table-cell>
          <table:table-cell office:value-type="float" office:value="20.5997" calcext:value-type="float">
            <text:p>20.599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358.03" calcext:value-type="float">
            <text:p>2358.03</text:p>
          </table:table-cell>
          <table:table-cell office:value-type="float" office:value="2187.59" calcext:value-type="float">
            <text:p>2187.59</text:p>
          </table:table-cell>
          <table:table-cell office:value-type="float" office:value="36.1088" calcext:value-type="float">
            <text:p>36.1088</text:p>
          </table:table-cell>
          <table:table-cell office:value-type="float" office:value="21.1566" calcext:value-type="float">
            <text:p>21.1566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405.2" calcext:value-type="float">
            <text:p>2405.2</text:p>
          </table:table-cell>
          <table:table-cell office:value-type="float" office:value="2225.42" calcext:value-type="float">
            <text:p>2225.42</text:p>
          </table:table-cell>
          <table:table-cell office:value-type="float" office:value="34.2515" calcext:value-type="float">
            <text:p>34.2515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447.63" calcext:value-type="float">
            <text:p>2447.63</text:p>
          </table:table-cell>
          <table:table-cell office:value-type="float" office:value="2264.23" calcext:value-type="float">
            <text:p>2264.23</text:p>
          </table:table-cell>
          <table:table-cell office:value-type="float" office:value="37.2375" calcext:value-type="float">
            <text:p>37.2375</text:p>
          </table:table-cell>
          <table:table-cell office:value-type="float" office:value="22.0239" calcext:value-type="float">
            <text:p>22.0239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492.05" calcext:value-type="float">
            <text:p>2492.05</text:p>
          </table:table-cell>
          <table:table-cell office:value-type="float" office:value="2302.67" calcext:value-type="float">
            <text:p>2302.67</text:p>
          </table:table-cell>
          <table:table-cell office:value-type="float" office:value="38.3626" calcext:value-type="float">
            <text:p>38.3626</text:p>
          </table:table-cell>
          <table:table-cell office:value-type="float" office:value="22.3326" calcext:value-type="float">
            <text:p>22.3326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538.52" calcext:value-type="float">
            <text:p>2538.52</text:p>
          </table:table-cell>
          <table:table-cell office:value-type="float" office:value="2341.22" calcext:value-type="float">
            <text:p>2341.22</text:p>
          </table:table-cell>
          <table:table-cell office:value-type="float" office:value="37.5467" calcext:value-type="float">
            <text:p>37.5467</text:p>
          </table:table-cell>
          <table:table-cell office:value-type="float" office:value="22.5332" calcext:value-type="float">
            <text:p>22.5332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581.11" calcext:value-type="float">
            <text:p>2581.11</text:p>
          </table:table-cell>
          <table:table-cell office:value-type="float" office:value="2379.42" calcext:value-type="float">
            <text:p>2379.42</text:p>
          </table:table-cell>
          <table:table-cell office:value-type="float" office:value="40.7334" calcext:value-type="float">
            <text:p>40.7334</text:p>
          </table:table-cell>
          <table:table-cell office:value-type="float" office:value="23.0791" calcext:value-type="float">
            <text:p>23.0791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624.35" calcext:value-type="float">
            <text:p>2624.35</text:p>
          </table:table-cell>
          <table:table-cell office:value-type="float" office:value="2418.95" calcext:value-type="float">
            <text:p>2418.95</text:p>
          </table:table-cell>
          <table:table-cell office:value-type="float" office:value="43.3716" calcext:value-type="float">
            <text:p>43.3716</text:p>
          </table:table-cell>
          <table:table-cell office:value-type="float" office:value="22.2955" calcext:value-type="float">
            <text:p>22.2955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715.62" calcext:value-type="float">
            <text:p>2715.62</text:p>
          </table:table-cell>
          <table:table-cell office:value-type="float" office:value="2496.68" calcext:value-type="float">
            <text:p>2496.68</text:p>
          </table:table-cell>
          <table:table-cell office:value-type="float" office:value="44.2115" calcext:value-type="float">
            <text:p>44.2115</text:p>
          </table:table-cell>
          <table:table-cell office:value-type="float" office:value="22.0707" calcext:value-type="float">
            <text:p>22.0707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763.33" calcext:value-type="float">
            <text:p>2763.33</text:p>
          </table:table-cell>
          <table:table-cell office:value-type="float" office:value="2534.87" calcext:value-type="float">
            <text:p>2534.87</text:p>
          </table:table-cell>
          <table:table-cell office:value-type="float" office:value="42.7243" calcext:value-type="float">
            <text:p>42.7243</text:p>
          </table:table-cell>
          <table:table-cell office:value-type="float" office:value="22.6324" calcext:value-type="float">
            <text:p>22.6324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806.62" calcext:value-type="float">
            <text:p>2806.62</text:p>
          </table:table-cell>
          <table:table-cell office:value-type="float" office:value="2573.94" calcext:value-type="float">
            <text:p>2573.94</text:p>
          </table:table-cell>
          <table:table-cell office:value-type="float" office:value="45.7721" calcext:value-type="float">
            <text:p>45.7721</text:p>
          </table:table-cell>
          <table:table-cell office:value-type="float" office:value="22.3073" calcext:value-type="float">
            <text:p>22.3073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851.64" calcext:value-type="float">
            <text:p>2851.64</text:p>
          </table:table-cell>
          <table:table-cell office:value-type="float" office:value="2612.45" calcext:value-type="float">
            <text:p>2612.45</text:p>
          </table:table-cell>
          <table:table-cell office:value-type="float" office:value="47.2028" calcext:value-type="float">
            <text:p>47.2028</text:p>
          </table:table-cell>
          <table:table-cell office:value-type="float" office:value="22.552" calcext:value-type="float">
            <text:p>22.552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899.2" calcext:value-type="float">
            <text:p>2899.2</text:p>
          </table:table-cell>
          <table:table-cell office:value-type="float" office:value="2651.31" calcext:value-type="float">
            <text:p>2651.31</text:p>
          </table:table-cell>
          <table:table-cell office:value-type="float" office:value="46.2108" calcext:value-type="float">
            <text:p>46.2108</text:p>
          </table:table-cell>
          <table:table-cell office:value-type="float" office:value="22.4378" calcext:value-type="float">
            <text:p>22.437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947.53" calcext:value-type="float">
            <text:p>2947.53</text:p>
          </table:table-cell>
          <table:table-cell office:value-type="float" office:value="2689.18" calcext:value-type="float">
            <text:p>2689.18</text:p>
          </table:table-cell>
          <table:table-cell office:value-type="float" office:value="44.5567" calcext:value-type="float">
            <text:p>44.5567</text:p>
          </table:table-cell>
          <table:table-cell office:value-type="float" office:value="23.3165" calcext:value-type="float">
            <text:p>23.3165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2991.4" calcext:value-type="float">
            <text:p>2991.4</text:p>
          </table:table-cell>
          <table:table-cell office:value-type="float" office:value="2728.34" calcext:value-type="float">
            <text:p>2728.34</text:p>
          </table:table-cell>
          <table:table-cell office:value-type="float" office:value="47.489" calcext:value-type="float">
            <text:p>47.489</text:p>
          </table:table-cell>
          <table:table-cell office:value-type="float" office:value="22.915" calcext:value-type="float">
            <text:p>22.915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084.87" calcext:value-type="float">
            <text:p>3084.87</text:p>
          </table:table-cell>
          <table:table-cell office:value-type="float" office:value="2805.45" calcext:value-type="float">
            <text:p>2805.45</text:p>
          </table:table-cell>
          <table:table-cell office:value-type="float" office:value="47.9532" calcext:value-type="float">
            <text:p>47.9532</text:p>
          </table:table-cell>
          <table:table-cell office:value-type="float" office:value="23.3028" calcext:value-type="float">
            <text:p>23.302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133.4" calcext:value-type="float">
            <text:p>3133.4</text:p>
          </table:table-cell>
          <table:table-cell office:value-type="float" office:value="2843.53" calcext:value-type="float">
            <text:p>2843.53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23.9666" calcext:value-type="float">
            <text:p>23.9666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178.02" calcext:value-type="float">
            <text:p>3178.02</text:p>
          </table:table-cell>
          <table:table-cell office:value-type="float" office:value="2882.26" calcext:value-type="float">
            <text:p>2882.26</text:p>
          </table:table-cell>
          <table:table-cell office:value-type="float" office:value="49.1875" calcext:value-type="float">
            <text:p>49.1875</text:p>
          </table:table-cell>
          <table:table-cell office:value-type="float" office:value="23.9921" calcext:value-type="float">
            <text:p>23.9921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224.11" calcext:value-type="float">
            <text:p>3224.11</text:p>
          </table:table-cell>
          <table:table-cell office:value-type="float" office:value="2920.57" calcext:value-type="float">
            <text:p>2920.57</text:p>
          </table:table-cell>
          <table:table-cell office:value-type="float" office:value="50.4743" calcext:value-type="float">
            <text:p>50.4743</text:p>
          </table:table-cell>
          <table:table-cell office:value-type="float" office:value="24.4322" calcext:value-type="float">
            <text:p>24.4322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272.11" calcext:value-type="float">
            <text:p>3272.11</text:p>
          </table:table-cell>
          <table:table-cell office:value-type="float" office:value="2959.32" calcext:value-type="float">
            <text:p>2959.32</text:p>
          </table:table-cell>
          <table:table-cell office:value-type="float" office:value="49.9522" calcext:value-type="float">
            <text:p>49.9522</text:p>
          </table:table-cell>
          <table:table-cell office:value-type="float" office:value="24.4347" calcext:value-type="float">
            <text:p>24.4347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320.82" calcext:value-type="float">
            <text:p>3320.82</text:p>
          </table:table-cell>
          <table:table-cell office:value-type="float" office:value="2997.38" calcext:value-type="float">
            <text:p>2997.38</text:p>
          </table:table-cell>
          <table:table-cell office:value-type="float" office:value="48.8294" calcext:value-type="float">
            <text:p>48.8294</text:p>
          </table:table-cell>
          <table:table-cell office:value-type="float" office:value="25.1228" calcext:value-type="float">
            <text:p>25.1228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office:value-type="float" office:value="3365.95" calcext:value-type="float">
            <text:p>3365.95</text:p>
          </table:table-cell>
          <table:table-cell office:value-type="float" office:value="3036.05" calcext:value-type="float">
            <text:p>3036.05</text:p>
          </table:table-cell>
          <table:table-cell office:value-type="float" office:value="51.4088" calcext:value-type="float">
            <text:p>51.4088</text:p>
          </table:table-cell>
          <table:table-cell office:value-type="float" office:value="25.1977" calcext:value-type="float">
            <text:p>25.1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3:08:59.889405068</meta:creation-date>
    <dc:date>2019-07-24T14:50:05.744668182</dc:date>
    <meta:editing-duration>PT8M32S</meta:editing-duration>
    <meta:editing-cycles>2</meta:editing-cycles>
    <meta:generator>LibreOffice/6.0.7.3$Linux_X86_64 LibreOffice_project/00m0$Build-3</meta:generator>
    <meta:document-statistic meta:table-count="1" meta:cell-count="5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81cm" svg:height="11.019cm" xlink:href=".." xlink:type="simple" chart:class="chart:scatter" chart:style-name="ch1">
        <chart:title svg:x="5.87cm" svg:y="0.356cm" chart:style-name="ch2">
          <text:p>Error at Converter as Time progresses</text:p>
        </chart:title>
        <chart:legend chart:legend-position="bottom" svg:x="4.654cm" svg:y="9.922cm" style:legend-expansion="wide" chart:style-name="ch3"/>
        <chart:plot-area chart:style-name="ch4" table:cell-range-address="Sheet1.B4:Sheet1.B14 Sheet1.A4:Sheet1.A4 Sheet1.E4:Sheet1.E14 Sheet1.A16:Sheet1.A16 Sheet1.E16:Sheet1.E26 Sheet1.A28:Sheet1.A28 Sheet1.E28:Sheet1.E38 Sheet1.A40:Sheet1.A40 Sheet1.E40:Sheet1.E50" chart:data-source-has-labels="row" svg:x="1.402cm" svg:y="1.355cm" svg:width="17.788cm" svg:height="7.182cm">
          <chartooo:coordinate-region svg:x="2.023cm" svg:y="1.555cm" svg:width="16.98cm" svg:height="6.335cm"/>
          <chart:axis chart:dimension="x" chart:name="primary-x" chart:style-name="ch5">
            <chart:title svg:x="9.498cm" svg:y="8.757cm" chart:style-name="ch6">
              <text:p>Time [min]</text:p>
            </chart:title>
          </chart:axis>
          <chart:axis chart:dimension="y" chart:name="primary-y" chart:style-name="ch7">
            <chart:title svg:x="0.451cm" svg:y="5.757cm" chart:style-name="ch8">
              <text:p>Error [MW]</text:p>
            </chart:title>
            <chart:grid chart:style-name="ch9" chart:class="major"/>
          </chart:axis>
          <chart:series chart:style-name="ch10" chart:values-cell-range-address="Sheet1.E4:Sheet1.E14" chart:label-cell-address="Sheet1.A4:Sheet1.A4" chart:class="chart:scatter">
            <chart:domain table:cell-range-address="Sheet1.B4:Sheet1.B14"/>
            <chart:data-point chart:repeated="11"/>
          </chart:series>
          <chart:series chart:style-name="ch11" chart:values-cell-range-address="Sheet1.E16:Sheet1.E26" chart:label-cell-address="Sheet1.A16:Sheet1.A16" chart:class="chart:scatter">
            <chart:domain table:cell-range-address="Sheet1.B16:Sheet1.B26"/>
            <chart:data-point chart:repeated="11"/>
          </chart:series>
          <chart:series chart:style-name="ch12" chart:values-cell-range-address="Sheet1.E28:Sheet1.E38" chart:label-cell-address="Sheet1.A28:Sheet1.A28" chart:class="chart:scatter">
            <chart:domain table:cell-range-address="Sheet1.B28:Sheet1.B38"/>
            <chart:data-point chart:repeated="11"/>
          </chart:series>
          <chart:series chart:style-name="ch13" chart:values-cell-range-address="Sheet1.E40:Sheet1.E50" chart:label-cell-address="Sheet1.A40:Sheet1.A40" chart:class="chart:scatter">
            <chart:domain table:cell-range-address="Sheet1.B40:Sheet1.B5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120s</text:p>
                <draw:g>
                  <svg:desc>Sheet1.A4:Sheet1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60s</text:p>
                <draw:g>
                  <svg:desc>Sheet1.A16:Sheet1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30s</text:p>
                <draw:g>
                  <svg:desc>Sheet1.A28:Sheet1.A2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15s</text:p>
                <draw:g>
                  <svg:desc>Sheet1.A40:Sheet1.A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4</svg:desc>
                </draw:g>
              </table:table-cell>
              <table:table-cell office:value-type="float" office:value="20.2646">
                <text:p>20.2646</text:p>
                <draw:g>
                  <svg:desc>Sheet1.E4:Sheet1.E14</svg:desc>
                </draw:g>
              </table:table-cell>
              <table:table-cell office:value-type="float" office:value="0">
                <text:p>0</text:p>
                <draw:g>
                  <svg:desc>Sheet1.B16:Sheet1.B26</svg:desc>
                </draw:g>
              </table:table-cell>
              <table:table-cell office:value-type="float" office:value="20.2646">
                <text:p>20.2646</text:p>
                <draw:g>
                  <svg:desc>Sheet1.E16:Sheet1.E26</svg:desc>
                </draw:g>
              </table:table-cell>
              <table:table-cell office:value-type="float" office:value="0">
                <text:p>0</text:p>
                <draw:g>
                  <svg:desc>Sheet1.B28:Sheet1.B38</svg:desc>
                </draw:g>
              </table:table-cell>
              <table:table-cell office:value-type="float" office:value="20.2646">
                <text:p>20.2646</text:p>
                <draw:g>
                  <svg:desc>Sheet1.E28:Sheet1.E38</svg:desc>
                </draw:g>
              </table:table-cell>
              <table:table-cell office:value-type="float" office:value="0">
                <text:p>0</text:p>
                <draw:g>
                  <svg:desc>Sheet1.B40:Sheet1.B50</svg:desc>
                </draw:g>
              </table:table-cell>
              <table:table-cell office:value-type="float" office:value="20.2646">
                <text:p>20.2646</text:p>
                <draw:g>
                  <svg:desc>Sheet1.E40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2739">
                <text:p>1.72739</text:p>
              </table:table-cell>
              <table:table-cell office:value-type="float" office:value="2">
                <text:p>2</text:p>
              </table:table-cell>
              <table:table-cell office:value-type="float" office:value="3.52183">
                <text:p>3.52183</text:p>
              </table:table-cell>
              <table:table-cell office:value-type="float" office:value="2">
                <text:p>2</text:p>
              </table:table-cell>
              <table:table-cell office:value-type="float" office:value="4.23464">
                <text:p>4.23464</text:p>
              </table:table-cell>
              <table:table-cell office:value-type="float" office:value="2">
                <text:p>2</text:p>
              </table:table-cell>
              <table:table-cell office:value-type="float" office:value="2.41902">
                <text:p>2.41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44087">
                <text:p>7.44087</text:p>
              </table:table-cell>
              <table:table-cell office:value-type="float" office:value="4">
                <text:p>4</text:p>
              </table:table-cell>
              <table:table-cell office:value-type="float" office:value="3.97401">
                <text:p>3.97401</text:p>
              </table:table-cell>
              <table:table-cell office:value-type="float" office:value="4">
                <text:p>4</text:p>
              </table:table-cell>
              <table:table-cell office:value-type="float" office:value="3.03322">
                <text:p>3.03322</text:p>
              </table:table-cell>
              <table:table-cell office:value-type="float" office:value="4">
                <text:p>4</text:p>
              </table:table-cell>
              <table:table-cell office:value-type="float" office:value="6.47634">
                <text:p>6.47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.177">
                <text:p>15.177</text:p>
              </table:table-cell>
              <table:table-cell office:value-type="float" office:value="6">
                <text:p>6</text:p>
              </table:table-cell>
              <table:table-cell office:value-type="float" office:value="10.501">
                <text:p>10.501</text:p>
              </table:table-cell>
              <table:table-cell office:value-type="float" office:value="6">
                <text:p>6</text:p>
              </table:table-cell>
              <table:table-cell office:value-type="float" office:value="9.46622">
                <text:p>9.46622</text:p>
              </table:table-cell>
              <table:table-cell office:value-type="float" office:value="6">
                <text:p>6</text:p>
              </table:table-cell>
              <table:table-cell office:value-type="float" office:value="13.1497">
                <text:p>13.1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.7814">
                <text:p>22.7814</text:p>
              </table:table-cell>
              <table:table-cell office:value-type="float" office:value="8">
                <text:p>8</text:p>
              </table:table-cell>
              <table:table-cell office:value-type="float" office:value="16.7891">
                <text:p>16.7891</text:p>
              </table:table-cell>
              <table:table-cell office:value-type="float" office:value="8">
                <text:p>8</text:p>
              </table:table-cell>
              <table:table-cell office:value-type="float" office:value="14.9259">
                <text:p>14.9259</text:p>
              </table:table-cell>
              <table:table-cell office:value-type="float" office:value="8">
                <text:p>8</text:p>
              </table:table-cell>
              <table:table-cell office:value-type="float" office:value="18.0772">
                <text:p>18.0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8.5746">
                <text:p>38.5746</text:p>
              </table:table-cell>
              <table:table-cell office:value-type="float" office:value="10">
                <text:p>10</text:p>
              </table:table-cell>
              <table:table-cell office:value-type="float" office:value="31.1411">
                <text:p>31.1411</text:p>
              </table:table-cell>
              <table:table-cell office:value-type="float" office:value="10">
                <text:p>10</text:p>
              </table:table-cell>
              <table:table-cell office:value-type="float" office:value="28.9802">
                <text:p>28.9802</text:p>
              </table:table-cell>
              <table:table-cell office:value-type="float" office:value="10">
                <text:p>10</text:p>
              </table:table-cell>
              <table:table-cell office:value-type="float" office:value="30.6036">
                <text:p>30.6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6.4192">
                <text:p>46.4192</text:p>
              </table:table-cell>
              <table:table-cell office:value-type="float" office:value="12">
                <text:p>12</text:p>
              </table:table-cell>
              <table:table-cell office:value-type="float" office:value="38.2695">
                <text:p>38.2695</text:p>
              </table:table-cell>
              <table:table-cell office:value-type="float" office:value="12">
                <text:p>12</text:p>
              </table:table-cell>
              <table:table-cell office:value-type="float" office:value="34.892">
                <text:p>34.892</text:p>
              </table:table-cell>
              <table:table-cell office:value-type="float" office:value="12">
                <text:p>12</text:p>
              </table:table-cell>
              <table:table-cell office:value-type="float" office:value="33.9686">
                <text:p>33.9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3.7122">
                <text:p>53.7122</text:p>
              </table:table-cell>
              <table:table-cell office:value-type="float" office:value="14">
                <text:p>14</text:p>
              </table:table-cell>
              <table:table-cell office:value-type="float" office:value="44.1776">
                <text:p>44.1776</text:p>
              </table:table-cell>
              <table:table-cell office:value-type="float" office:value="14">
                <text:p>14</text:p>
              </table:table-cell>
              <table:table-cell office:value-type="float" office:value="39.8915">
                <text:p>39.8915</text:p>
              </table:table-cell>
              <table:table-cell office:value-type="float" office:value="14">
                <text:p>14</text:p>
              </table:table-cell>
              <table:table-cell office:value-type="float" office:value="36.8373">
                <text:p>36.8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5.7992">
                <text:p>65.7992</text:p>
              </table:table-cell>
              <table:table-cell office:value-type="float" office:value="16">
                <text:p>16</text:p>
              </table:table-cell>
              <table:table-cell office:value-type="float" office:value="54.707">
                <text:p>54.707</text:p>
              </table:table-cell>
              <table:table-cell office:value-type="float" office:value="16">
                <text:p>16</text:p>
              </table:table-cell>
              <table:table-cell office:value-type="float" office:value="49.3348">
                <text:p>49.3348</text:p>
              </table:table-cell>
              <table:table-cell office:value-type="float" office:value="16">
                <text:p>16</text:p>
              </table:table-cell>
              <table:table-cell office:value-type="float" office:value="44.7661">
                <text:p>44.7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73.3427">
                <text:p>73.3427</text:p>
              </table:table-cell>
              <table:table-cell office:value-type="float" office:value="18">
                <text:p>18</text:p>
              </table:table-cell>
              <table:table-cell office:value-type="float" office:value="60.9206">
                <text:p>60.9206</text:p>
              </table:table-cell>
              <table:table-cell office:value-type="float" office:value="18">
                <text:p>18</text:p>
              </table:table-cell>
              <table:table-cell office:value-type="float" office:value="54.9194">
                <text:p>54.9194</text:p>
              </table:table-cell>
              <table:table-cell office:value-type="float" office:value="18">
                <text:p>18</text:p>
              </table:table-cell>
              <table:table-cell office:value-type="float" office:value="48.639">
                <text:p>48.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1.341">
                <text:p>81.341</text:p>
              </table:table-cell>
              <table:table-cell office:value-type="float" office:value="20">
                <text:p>20</text:p>
              </table:table-cell>
              <table:table-cell office:value-type="float" office:value="67.4911">
                <text:p>67.4911</text:p>
              </table:table-cell>
              <table:table-cell office:value-type="float" office:value="20">
                <text:p>20</text:p>
              </table:table-cell>
              <table:table-cell office:value-type="float" office:value="60.2871">
                <text:p>60.2871</text:p>
              </table:table-cell>
              <table:table-cell office:value-type="float" office:value="20">
                <text:p>20</text:p>
              </table:table-cell>
              <table:table-cell office:value-type="float" office:value="52.5191">
                <text:p>52.5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81cm" svg:height="11.019cm" xlink:href=".." xlink:type="simple" chart:class="chart:scatter" chart:style-name="ch1">
        <chart:title svg:x="6.082cm" svg:y="0.356cm" chart:style-name="ch2">
          <text:p>Error at Inverter as Time progresses</text:p>
        </chart:title>
        <chart:legend chart:legend-position="bottom" svg:x="4.654cm" svg:y="9.922cm" style:legend-expansion="wide" chart:style-name="ch3"/>
        <chart:plot-area chart:style-name="ch4" table:cell-range-address="Sheet1.B4:Sheet1.B14 Sheet1.A4:Sheet1.A4 Sheet1.F4:Sheet1.F14 Sheet1.A16:Sheet1.A16 Sheet1.F16:Sheet1.F26 Sheet1.A28:Sheet1.A28 Sheet1.F28:Sheet1.F38 Sheet1.A40:Sheet1.A40 Sheet1.F40:Sheet1.F50" chart:data-source-has-labels="row" svg:x="1.402cm" svg:y="1.355cm" svg:width="17.788cm" svg:height="7.182cm">
          <chartooo:coordinate-region svg:x="2.023cm" svg:y="1.554cm" svg:width="16.98cm" svg:height="6.336cm"/>
          <chart:axis chart:dimension="x" chart:name="primary-x" chart:style-name="ch5">
            <chart:title svg:x="9.498cm" svg:y="8.757cm" chart:style-name="ch6">
              <text:p>Time [min]</text:p>
            </chart:title>
          </chart:axis>
          <chart:axis chart:dimension="y" chart:name="primary-y" chart:style-name="ch7">
            <chart:title svg:x="0.451cm" svg:y="5.757cm" chart:style-name="ch8">
              <text:p>Error [MW]</text:p>
            </chart:title>
            <chart:grid chart:style-name="ch9" chart:class="major"/>
          </chart:axis>
          <chart:series chart:style-name="ch10" chart:values-cell-range-address="Sheet1.F4:Sheet1.F14" chart:label-cell-address="Sheet1.A4:Sheet1.A4" chart:class="chart:scatter">
            <chart:domain table:cell-range-address="Sheet1.B4:Sheet1.B14"/>
            <chart:data-point chart:repeated="11"/>
          </chart:series>
          <chart:series chart:style-name="ch11" chart:values-cell-range-address="Sheet1.F16:Sheet1.F26" chart:label-cell-address="Sheet1.A16:Sheet1.A16" chart:class="chart:scatter">
            <chart:domain table:cell-range-address="Sheet1.B16:Sheet1.B26"/>
            <chart:data-point chart:repeated="11"/>
          </chart:series>
          <chart:series chart:style-name="ch12" chart:values-cell-range-address="Sheet1.F28:Sheet1.F38" chart:label-cell-address="Sheet1.A28:Sheet1.A28" chart:class="chart:scatter">
            <chart:domain table:cell-range-address="Sheet1.B28:Sheet1.B38"/>
            <chart:data-point chart:repeated="11"/>
          </chart:series>
          <chart:series chart:style-name="ch13" chart:values-cell-range-address="Sheet1.F40:Sheet1.F50" chart:label-cell-address="Sheet1.A40:Sheet1.A40" chart:class="chart:scatter">
            <chart:domain table:cell-range-address="Sheet1.B40:Sheet1.B5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120s</text:p>
                <draw:g>
                  <svg:desc>Sheet1.A4:Sheet1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60s</text:p>
                <draw:g>
                  <svg:desc>Sheet1.A16:Sheet1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30s</text:p>
                <draw:g>
                  <svg:desc>Sheet1.A28:Sheet1.A2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TDF = 10%, poll_freq = 15s</text:p>
                <draw:g>
                  <svg:desc>Sheet1.A40:Sheet1.A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4</svg:desc>
                </draw:g>
              </table:table-cell>
              <table:table-cell office:value-type="float" office:value="43.7537">
                <text:p>43.7537</text:p>
                <draw:g>
                  <svg:desc>Sheet1.F4:Sheet1.F14</svg:desc>
                </draw:g>
              </table:table-cell>
              <table:table-cell office:value-type="float" office:value="0">
                <text:p>0</text:p>
                <draw:g>
                  <svg:desc>Sheet1.B16:Sheet1.B26</svg:desc>
                </draw:g>
              </table:table-cell>
              <table:table-cell office:value-type="float" office:value="43.7537">
                <text:p>43.7537</text:p>
                <draw:g>
                  <svg:desc>Sheet1.F16:Sheet1.F26</svg:desc>
                </draw:g>
              </table:table-cell>
              <table:table-cell office:value-type="float" office:value="0">
                <text:p>0</text:p>
                <draw:g>
                  <svg:desc>Sheet1.B28:Sheet1.B38</svg:desc>
                </draw:g>
              </table:table-cell>
              <table:table-cell office:value-type="float" office:value="43.7537">
                <text:p>43.7537</text:p>
                <draw:g>
                  <svg:desc>Sheet1.F28:Sheet1.F38</svg:desc>
                </draw:g>
              </table:table-cell>
              <table:table-cell office:value-type="float" office:value="0">
                <text:p>0</text:p>
                <draw:g>
                  <svg:desc>Sheet1.B40:Sheet1.B50</svg:desc>
                </draw:g>
              </table:table-cell>
              <table:table-cell office:value-type="float" office:value="43.7537">
                <text:p>43.7537</text:p>
                <draw:g>
                  <svg:desc>Sheet1.F40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.495">
                <text:p>54.495</text:p>
              </table:table-cell>
              <table:table-cell office:value-type="float" office:value="2">
                <text:p>2</text:p>
              </table:table-cell>
              <table:table-cell office:value-type="float" office:value="49.1842">
                <text:p>49.1842</text:p>
              </table:table-cell>
              <table:table-cell office:value-type="float" office:value="2">
                <text:p>2</text:p>
              </table:table-cell>
              <table:table-cell office:value-type="float" office:value="41.9931">
                <text:p>41.9931</text:p>
              </table:table-cell>
              <table:table-cell office:value-type="float" office:value="2">
                <text:p>2</text:p>
              </table:table-cell>
              <table:table-cell office:value-type="float" office:value="31.6297">
                <text:p>31.6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.8132">
                <text:p>59.8132</text:p>
              </table:table-cell>
              <table:table-cell office:value-type="float" office:value="4">
                <text:p>4</text:p>
              </table:table-cell>
              <table:table-cell office:value-type="float" office:value="49.1343">
                <text:p>49.1343</text:p>
              </table:table-cell>
              <table:table-cell office:value-type="float" office:value="4">
                <text:p>4</text:p>
              </table:table-cell>
              <table:table-cell office:value-type="float" office:value="37.8547">
                <text:p>37.8547</text:p>
              </table:table-cell>
              <table:table-cell office:value-type="float" office:value="4">
                <text:p>4</text:p>
              </table:table-cell>
              <table:table-cell office:value-type="float" office:value="26.3606">
                <text:p>26.3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2.962">
                <text:p>62.962</text:p>
              </table:table-cell>
              <table:table-cell office:value-type="float" office:value="6">
                <text:p>6</text:p>
              </table:table-cell>
              <table:table-cell office:value-type="float" office:value="48.8296">
                <text:p>48.8296</text:p>
              </table:table-cell>
              <table:table-cell office:value-type="float" office:value="6">
                <text:p>6</text:p>
              </table:table-cell>
              <table:table-cell office:value-type="float" office:value="36.2236">
                <text:p>36.2236</text:p>
              </table:table-cell>
              <table:table-cell office:value-type="float" office:value="6">
                <text:p>6</text:p>
              </table:table-cell>
              <table:table-cell office:value-type="float" office:value="24.6094">
                <text:p>24.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5.4059">
                <text:p>65.4059</text:p>
              </table:table-cell>
              <table:table-cell office:value-type="float" office:value="8">
                <text:p>8</text:p>
              </table:table-cell>
              <table:table-cell office:value-type="float" office:value="49.291">
                <text:p>49.291</text:p>
              </table:table-cell>
              <table:table-cell office:value-type="float" office:value="8">
                <text:p>8</text:p>
              </table:table-cell>
              <table:table-cell office:value-type="float" office:value="34.9615">
                <text:p>34.9615</text:p>
              </table:table-cell>
              <table:table-cell office:value-type="float" office:value="8">
                <text:p>8</text:p>
              </table:table-cell>
              <table:table-cell office:value-type="float" office:value="23.1314">
                <text:p>23.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6.3512">
                <text:p>66.3512</text:p>
              </table:table-cell>
              <table:table-cell office:value-type="float" office:value="10">
                <text:p>10</text:p>
              </table:table-cell>
              <table:table-cell office:value-type="float" office:value="47.7953">
                <text:p>47.7953</text:p>
              </table:table-cell>
              <table:table-cell office:value-type="float" office:value="10">
                <text:p>10</text:p>
              </table:table-cell>
              <table:table-cell office:value-type="float" office:value="31.5659">
                <text:p>31.5659</text:p>
              </table:table-cell>
              <table:table-cell office:value-type="float" office:value="10">
                <text:p>10</text:p>
              </table:table-cell>
              <table:table-cell office:value-type="float" office:value="18.7575">
                <text:p>18.7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7.1204">
                <text:p>67.1204</text:p>
              </table:table-cell>
              <table:table-cell office:value-type="float" office:value="12">
                <text:p>12</text:p>
              </table:table-cell>
              <table:table-cell office:value-type="float" office:value="47.1416">
                <text:p>47.1416</text:p>
              </table:table-cell>
              <table:table-cell office:value-type="float" office:value="12">
                <text:p>12</text:p>
              </table:table-cell>
              <table:table-cell office:value-type="float" office:value="30.658">
                <text:p>30.658</text:p>
              </table:table-cell>
              <table:table-cell office:value-type="float" office:value="12">
                <text:p>12</text:p>
              </table:table-cell>
              <table:table-cell office:value-type="float" office:value="18.5946">
                <text:p>18.5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8.1518">
                <text:p>68.1518</text:p>
              </table:table-cell>
              <table:table-cell office:value-type="float" office:value="14">
                <text:p>14</text:p>
              </table:table-cell>
              <table:table-cell office:value-type="float" office:value="47.5879">
                <text:p>47.5879</text:p>
              </table:table-cell>
              <table:table-cell office:value-type="float" office:value="14">
                <text:p>14</text:p>
              </table:table-cell>
              <table:table-cell office:value-type="float" office:value="31.6543">
                <text:p>31.6543</text:p>
              </table:table-cell>
              <table:table-cell office:value-type="float" office:value="14">
                <text:p>14</text:p>
              </table:table-cell>
              <table:table-cell office:value-type="float" office:value="20.9421">
                <text:p>20.9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9.6082">
                <text:p>69.6082</text:p>
              </table:table-cell>
              <table:table-cell office:value-type="float" office:value="16">
                <text:p>16</text:p>
              </table:table-cell>
              <table:table-cell office:value-type="float" office:value="48.9391">
                <text:p>48.9391</text:p>
              </table:table-cell>
              <table:table-cell office:value-type="float" office:value="16">
                <text:p>16</text:p>
              </table:table-cell>
              <table:table-cell office:value-type="float" office:value="33.2441">
                <text:p>33.2441</text:p>
              </table:table-cell>
              <table:table-cell office:value-type="float" office:value="16">
                <text:p>16</text:p>
              </table:table-cell>
              <table:table-cell office:value-type="float" office:value="22.5716">
                <text:p>22.5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70.6954">
                <text:p>70.6954</text:p>
              </table:table-cell>
              <table:table-cell office:value-type="float" office:value="18">
                <text:p>18</text:p>
              </table:table-cell>
              <table:table-cell office:value-type="float" office:value="49.6819">
                <text:p>49.6819</text:p>
              </table:table-cell>
              <table:table-cell office:value-type="float" office:value="18">
                <text:p>18</text:p>
              </table:table-cell>
              <table:table-cell office:value-type="float" office:value="34.0856">
                <text:p>34.0856</text:p>
              </table:table-cell>
              <table:table-cell office:value-type="float" office:value="18">
                <text:p>18</text:p>
              </table:table-cell>
              <table:table-cell office:value-type="float" office:value="23.2573">
                <text:p>23.2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2.43">
                <text:p>72.43</text:p>
              </table:table-cell>
              <table:table-cell office:value-type="float" office:value="20">
                <text:p>20</text:p>
              </table:table-cell>
              <table:table-cell office:value-type="float" office:value="51.4035">
                <text:p>51.4035</text:p>
              </table:table-cell>
              <table:table-cell office:value-type="float" office:value="20">
                <text:p>20</text:p>
              </table:table-cell>
              <table:table-cell office:value-type="float" office:value="36.291">
                <text:p>36.291</text:p>
              </table:table-cell>
              <table:table-cell office:value-type="float" office:value="20">
                <text:p>20</text:p>
              </table:table-cell>
              <table:table-cell office:value-type="float" office:value="25.6643">
                <text:p>25.6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